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Ubuntu" svg:font-family="Ubuntu, Arial, sans"/>
    <style:font-face style:name="Verdana" svg:font-family="Verdana, sans-serif"/>
    <style:font-face style:name="apple-system" svg:font-family="apple-system, BlinkMacSystemFont, 'Segoe UI', 'Liberation Sans', sans-serif"/>
    <style:font-face style:name="inherit" svg:font-family="inherit"/>
    <style:font-face style:name="rem" svg:font-family="rem, 'Fira Mono', 'Source Code Pro', monospac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officeooo:paragraph-rsid="02102451" fo:background-color="transparent" style:font-size-asian="10.5pt" style:font-weight-asian="normal" style:font-size-complex="10.5pt" style:font-weight-complex="normal"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officeooo:paragraph-rsid="0005e96b" fo:background-color="transparent" style:font-size-asian="10.5pt" style:font-weight-asian="normal" style:font-size-complex="10.5pt" style:font-weight-complex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officeooo:paragraph-rsid="0005e96b" fo:background-color="transparent" style:font-size-asian="10.5pt" style:font-weight-asian="normal" style:font-size-complex="10.5pt" style:font-weight-complex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officeooo:paragraph-rsid="0005e96b" fo:background-color="transparent" style:font-size-asian="10.5pt" style:font-weight-asian="normal" style:font-size-complex="10.5pt" style:font-weight-complex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.0783in" fo:border="0.06pt solid #000000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officeooo:paragraph-rsid="02153454" fo:background-color="transparent" style:font-size-asian="10.5pt" style:font-weight-asian="normal" style:font-size-complex="10.5pt" style:font-weight-complex="normal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bold" officeooo:rsid="0005e96b" officeooo:paragraph-rsid="0005e96b" fo:background-color="transparent" style:font-size-asian="10.5pt" style:font-weight-asian="bold" style:font-size-complex="10.5pt" style:font-weight-complex="bold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0.5pt" fo:letter-spacing="normal" fo:language="en" fo:country="US" fo:font-style="normal" style:text-underline-style="none" fo:font-weight="normal" officeooo:rsid="0005e96b" officeooo:paragraph-rsid="02102451" fo:background-color="transparent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P8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0.5pt" fo:letter-spacing="normal" fo:language="en" fo:country="US" fo:font-style="normal" style:text-underline-style="none" fo:font-weight="normal" officeooo:rsid="0005e96b" officeooo:paragraph-rsid="02102451" fo:background-color="transparent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0.5pt" fo:letter-spacing="normal" fo:language="en" fo:country="US" fo:font-style="normal" style:text-underline-style="none" fo:font-weight="normal" officeooo:rsid="0005e96b" officeooo:paragraph-rsid="0005e96b" fo:background-color="transparent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0.5pt" fo:letter-spacing="normal" fo:language="en" fo:country="US" fo:font-style="normal" style:text-underline-style="none" fo:font-weight="normal" officeooo:rsid="0005e96b" officeooo:paragraph-rsid="0005e96b" fo:background-color="transparent" style:font-size-asian="10.5pt" style:font-weight-asian="normal" style:font-size-complex="10.5pt" style:font-weight-complex="normal" loext:padding="0in" loext:border="none"/>
    </style:style>
    <style:style style:name="P1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.5pt" fo:letter-spacing="normal" fo:language="en" fo:country="US" fo:font-style="normal" style:text-underline-style="none" fo:font-weight="normal" officeooo:rsid="0005e96b" fo:background-color="transparent" style:font-size-asian="10.5pt" style:font-weight-asian="normal" style:font-size-complex="10.5pt" style:font-weight-complex="normal"/>
    </style:style>
    <style:style style:name="P1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13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20ee312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708a7b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20f8e95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2102451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2134e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2134e" fo:background-color="transparent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196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2134e" fo:background-color="transparent" style:font-size-asian="11pt" style:font-weight-asian="normal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2134e" fo:background-color="transparent" style:font-size-asian="11pt" style:font-weight-asian="normal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2134e" fo:background-color="transparent" style:font-size-asian="11pt" style:font-weight-asian="normal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.3154in" style:contextual-spacing="false" fo:text-align="start" style:justify-single-word="false" fo:text-indent="0in" style:auto-text-indent="false" fo:padding="0.0783in" fo:border="0.06pt solid #000000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 fo:padding="0.0783in" fo:border="0.06pt solid #000000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0d5d6" fo:background-color="transparent" style:font-size-asian="11pt" style:font-weight-asian="normal" style:font-size-complex="11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 fo:padding="0.0783in" fo:border="0.06pt solid #c9211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0d5d6" fo:background-color="transparent" style:font-size-asian="11pt" style:font-weight-asian="normal" style:font-size-complex="11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1b5ff2" fo:background-color="transparent" style:font-size-asian="11pt" style:font-weight-asian="normal" style:font-size-complex="11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13086b" fo:background-color="transparent" style:font-size-asian="11pt" style:font-weight-asian="normal" style:font-size-complex="11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 fo:padding="0.0783in" fo:border="0.06pt solid #000000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1ee5e2" fo:background-color="transparent" style:font-size-asian="11pt" style:font-weight-asian="normal" style:font-size-complex="11pt" style:font-weight-complex="normal" loext:padding="0in" loext:border="none"/>
    </style:style>
    <style:style style:name="P32" style:family="paragraph" style:parent-style-name="Text_20_body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paragraph-rsid="01708a7b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.0398in" fo:border="0.06pt solid #000000"/>
      <style:text-properties fo:font-variant="normal" fo:text-transform="none" style:use-window-font-color="true" loext:opacity="0%" style:font-name="Lato1" fo:font-size="11pt" fo:letter-spacing="-0.0043in" fo:language="en" fo:country="GB" fo:font-style="normal" style:text-underline-style="none" fo:font-weight="normal" officeooo:rsid="005e9f9c" officeooo:paragraph-rsid="02153454" fo:background-color="transparent" style:font-size-asian="11pt" style:font-weight-asian="normal" style:font-size-complex="11pt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.0398in" fo:border="0.06pt solid #000000"/>
      <style:text-properties fo:font-variant="normal" fo:text-transform="none" fo:color="#232629" loext:opacity="100%" style:font-name="inherit" fo:font-size="9.75pt" fo:letter-spacing="normal" fo:font-style="normal" fo:font-weight="normal" officeooo:paragraph-rsid="0217280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.0398in" fo:border="0.06pt solid #000000"/>
      <style:text-properties fo:font-variant="normal" fo:text-transform="none" fo:color="#232629" loext:opacity="100%" style:font-name="inherit" fo:font-size="9.75pt" fo:letter-spacing="normal" fo:font-style="normal" fo:font-weight="normal" loext:padding="0in" loext:border="none"/>
    </style:style>
    <style:style style:name="P36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 fo:padding="0.0398in" fo:border="0.06pt solid #000000"/>
      <style:text-properties fo:font-variant="normal" fo:text-transform="none" fo:color="#232629" loext:opacity="100%" style:font-name="inherit" fo:font-size="11.25pt" fo:letter-spacing="normal" fo:font-style="normal" fo:font-weight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669933" loext:opacity="100%" style:font-name="Consolas" fo:font-size="11pt" fo:letter-spacing="normal" fo:language="en" fo:country="GB" fo:font-style="normal" style:text-underline-style="none" fo:font-weight="normal" officeooo:rsid="005e9f9c" officeooo:paragraph-rsid="0220d5d6" fo:background-color="#ffffff" style:font-size-asian="11pt" style:font-weight-asian="normal" style:font-size-complex="11pt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669933" loext:opacity="100%" style:font-name="Consolas" fo:font-size="11pt" fo:font-style="normal" fo:font-weight="normal" officeooo:paragraph-rsid="0220d5d6" fo:background-color="#ffffff" style:font-size-asian="11pt" style:font-size-complex="11pt" loext:padding="0in" loext:border="none"/>
    </style:style>
    <style:style style:name="P39" style:family="paragraph" style:parent-style-name="Standard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1b5ff2" fo:background-color="#1c1c1c" style:font-size-asian="10.5pt" style:font-weight-asian="normal" style:font-size-complex="10.5pt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1e82a8" fo:background-color="#1c1c1c" style:font-size-asian="10.5pt" style:font-weight-asian="normal" style:font-size-complex="10.5pt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1ee5e2" fo:background-color="#1c1c1c" style:font-size-asian="10.5pt" style:font-weight-asian="normal" style:font-size-complex="10.5pt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22134e" fo:background-color="#1c1c1c" style:font-size-asian="10.5pt" style:font-weight-asian="normal" style:font-size-complex="10.5pt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ff" loext:opacity="100%" style:font-name="Consolas" fo:font-size="10.5pt" fo:language="en" fo:country="US" style:text-underline-style="none" fo:font-weight="normal" officeooo:rsid="0005e96b" officeooo:paragraph-rsid="020ee312" fo:background-color="transparent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127622" loext:opacity="100%" style:font-name="Consolas" fo:font-size="10.5pt" fo:language="en" fo:country="US" style:text-underline-style="none" fo:font-weight="normal" officeooo:rsid="0005e96b" officeooo:paragraph-rsid="020ee312" fo:background-color="transparent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468a1a" loext:opacity="100%" style:font-name="Consolas" fo:font-size="10.5pt" fo:language="en" fo:country="US" style:text-underline-style="none" fo:font-weight="normal" officeooo:rsid="0005e96b" officeooo:paragraph-rsid="020ee312" fo:background-color="transparent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cccccc" loext:opacity="100%" style:font-name="Fira Code" fo:font-size="11.25pt" fo:font-weight="normal" officeooo:paragraph-rsid="021b5ff2" fo:background-color="#1c1c1c"/>
    </style:style>
    <style:style style:name="P47" style:family="paragraph" style:parent-style-name="Standard">
      <style:paragraph-properties fo:margin-top="0in" fo:margin-bottom="0.0783in" style:contextual-spacing="false" style:line-height-at-least="0.2083in"/>
      <style:text-properties fo:color="#cccccc" loext:opacity="100%" style:font-name="Fira Code" fo:font-size="11.25pt" fo:font-weight="normal" fo:background-color="#1c1c1c"/>
    </style:style>
    <style:style style:name="P48" style:family="paragraph" style:parent-style-name="Standard">
      <style:paragraph-properties fo:margin-top="0in" fo:margin-bottom="0.0783in" style:contextual-spacing="false" style:line-height-at-least="0.2083in"/>
      <style:text-properties fo:color="#cccccc" loext:opacity="100%" style:font-name="Fira Code" fo:font-size="11.25pt" fo:font-weight="normal" officeooo:paragraph-rsid="021ee5e2" fo:background-color="#1c1c1c"/>
    </style:style>
    <style:style style:name="P49" style:family="paragraph" style:parent-style-name="Standard">
      <style:paragraph-properties fo:margin-top="0in" fo:margin-bottom="0in" style:contextual-spacing="false" style:line-height-at-least="0.2083in"/>
      <style:text-properties fo:color="#cccccc" loext:opacity="100%" style:font-name="Fira Code" fo:font-size="11.25pt" fo:font-weight="normal" officeooo:paragraph-rsid="021ee5e2" fo:background-color="#1c1c1c"/>
    </style:style>
    <style:style style:name="P50" style:family="paragraph" style:parent-style-name="Standard">
      <style:paragraph-properties fo:margin-top="0in" fo:margin-bottom="0.1575in" style:contextual-spacing="false" style:line-height-at-least="0.2083in"/>
      <style:text-properties fo:color="#cccccc" loext:opacity="100%" style:font-name="Fira Code" fo:font-size="11.25pt" fo:font-weight="normal" fo:background-color="#1c1c1c"/>
    </style:style>
    <style:style style:name="P51" style:family="paragraph" style:parent-style-name="Standard">
      <style:paragraph-properties fo:margin-top="0in" fo:margin-bottom="0in" style:contextual-spacing="false" style:line-height-at-least="0.2083in"/>
      <style:text-properties fo:color="#cccccc" loext:opacity="100%" style:font-name="Fira Code" fo:font-size="11.25pt" fo:font-weight="normal" officeooo:paragraph-rsid="021b5ff2" fo:background-color="#1c1c1c"/>
    </style:style>
    <style:style style:name="P52" style:family="paragraph" style:parent-style-name="Standard">
      <style:paragraph-properties fo:margin-top="0in" fo:margin-bottom="0.0398in" style:contextual-spacing="false" style:line-height-at-least="0.2083in"/>
      <style:text-properties fo:color="#cccccc" loext:opacity="100%" style:font-name="Fira Code" fo:font-size="11.25pt" fo:font-weight="normal" officeooo:paragraph-rsid="021b5ff2" fo:background-color="#1c1c1c"/>
    </style:style>
    <style:style style:name="P53" style:family="paragraph" style:parent-style-name="Standard">
      <style:paragraph-properties fo:margin-top="0in" fo:margin-bottom="0.1965in" style:contextual-spacing="false" style:line-height-at-least="0.2083in"/>
      <style:text-properties fo:color="#cccccc" loext:opacity="100%" style:font-name="Fira Code" fo:font-size="11.25pt" fo:font-weight="normal" fo:background-color="#1c1c1c"/>
    </style:style>
    <style:style style:name="P5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92672" loext:opacity="100%" style:font-name="Fira Code" fo:font-size="11.25pt" fo:font-weight="normal" officeooo:paragraph-rsid="021e82a8" fo:background-color="#1c1c1c"/>
    </style:style>
    <style:style style:name="P5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21ee5e2"/>
    </style:style>
    <style:style style:name="P56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officeooo:paragraph-rsid="021ee5e2"/>
    </style:style>
    <style:style style:name="P57" style:family="paragraph" style:parent-style-name="Text_20_body">
      <style:paragraph-properties fo:margin-left="0in" fo:margin-right="0in" fo:margin-top="0in" fo:margin-bottom="0.0398in" style:contextual-spacing="false" fo:text-align="start" style:justify-single-word="false" fo:orphans="2" fo:widows="2" fo:text-indent="0in" style:auto-text-indent="false"/>
      <style:text-properties officeooo:paragraph-rsid="0213086b"/>
    </style:style>
    <style:style style:name="P58" style:family="paragraph" style:parent-style-name="Preformatted_20_Text">
      <style:paragraph-properties fo:margin-left="0in" fo:margin-right="0in" fo:margin-top="0in" fo:margin-bottom="0.0398in" style:contextual-spacing="false" fo:text-align="start" style:justify-single-word="false" fo:orphans="2" fo:widows="2" fo:text-indent="0in" style:auto-text-indent="false"/>
      <style:text-properties officeooo:paragraph-rsid="0213086b"/>
    </style:style>
    <style:style style:name="P59" style:family="paragraph" style:parent-style-name="Text_20_body">
      <style:paragraph-properties fo:margin-left="0in" fo:margin-right="0in" fo:margin-top="0in" fo:margin-bottom="0.0783in" style:contextual-spacing="false" fo:text-align="start" style:justify-single-word="false" fo:orphans="2" fo:widows="2" fo:text-indent="0in" style:auto-text-indent="false"/>
      <style:text-properties officeooo:paragraph-rsid="021b5ff2"/>
    </style:style>
    <style:style style:name="P60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orphans="2" fo:widows="2" fo:text-indent="0in" style:auto-text-indent="false"/>
      <style:text-properties officeooo:paragraph-rsid="02148d2d"/>
    </style:style>
    <style:style style:name="P61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officeooo:paragraph-rsid="021a2d7a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005e96b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.0398in" fo:border="0.06pt solid #000000"/>
      <style:text-properties officeooo:paragraph-rsid="0005e96b"/>
    </style:style>
    <style:style style:name="P64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officeooo:paragraph-rsid="0005e96b"/>
    </style:style>
    <style:style style:name="P65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officeooo:paragraph-rsid="0220d5d6"/>
    </style:style>
    <style:style style:name="P66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 fo:padding="0.0783in" fo:border="0.06pt solid #c9211e"/>
      <style:text-properties officeooo:paragraph-rsid="0220d5d6"/>
    </style:style>
    <style:style style:name="P67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 fo:padding="0.0783in" fo:border="0.06pt solid #000000"/>
      <style:text-properties officeooo:paragraph-rsid="02153454"/>
    </style:style>
    <style:style style:name="P68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 fo:padding="0.0783in" fo:border="0.06pt solid #000000"/>
      <style:text-properties officeooo:paragraph-rsid="02153454"/>
    </style:style>
    <style:style style:name="P69" style:family="paragraph" style:parent-style-name="Text_20_body">
      <style:paragraph-properties fo:margin-left="0in" fo:margin-right="0in" fo:margin-top="0in" fo:margin-bottom="0.0398in" style:contextual-spacing="false" fo:text-align="start" style:justify-single-word="false" fo:text-indent="0in" style:auto-text-indent="false" fo:padding="0.0398in" fo:border="0.06pt solid #000000"/>
      <style:text-properties officeooo:paragraph-rsid="02153454"/>
    </style:style>
    <style:style style:name="P70" style:family="paragraph" style:parent-style-name="Preformatted_20_Text">
      <style:paragraph-properties fo:margin-top="0in" fo:margin-bottom="0in" style:contextual-spacing="false" fo:orphans="2" fo:widows="2"/>
    </style:style>
    <style:style style:name="P71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.0398in" fo:border="0.06pt solid #000000"/>
    </style:style>
    <style:style style:name="P72" style:family="paragraph" style:parent-style-name="Preformatted_20_Text">
      <style:paragraph-properties fo:margin-left="0in" fo:margin-right="0in" fo:margin-top="0in" fo:margin-bottom="0.0783in" style:contextual-spacing="false" fo:line-height="130%" fo:text-align="start" style:justify-single-word="false" fo:orphans="2" fo:widows="2" fo:text-indent="0in" style:auto-text-indent="false" fo:padding="0.0398in" fo:border="0.06pt solid #000000"/>
      <style:text-properties officeooo:paragraph-rsid="0217280c"/>
    </style:style>
    <style:style style:name="P73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paragraph-rsid="01708a7b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76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font-name="Consolas" fo:font-size="10.5pt" fo:language="en" fo:country="US" style:text-underline-style="none" fo:font-weight="normal" officeooo:paragraph-rsid="01708a7b" style:font-size-asian="10.5pt" style:font-weight-asian="normal" style:font-size-complex="10.5pt" style:font-weight-complex="normal"/>
    </style:style>
    <style:style style:name="P77" style:family="paragraph" style:parent-style-name="Heading_20_1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fo:color="#793862" loext:opacity="100%" style:font-name="Fira Sans" fo:letter-spacing="normal" fo:font-style="normal" fo:font-weight="normal" officeooo:paragraph-rsid="0230277f"/>
    </style:style>
    <style:style style:name="P78" style:family="paragraph" style:parent-style-name="Heading_20_1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fo:color="#793862" loext:opacity="100%" style:font-name="Fira Sans" fo:font-size="10.5pt" fo:letter-spacing="normal" fo:font-style="normal" fo:font-weight="normal" officeooo:paragraph-rsid="022f26bf"/>
    </style:style>
    <style:style style:name="P79" style:family="paragraph" style:parent-style-name="Heading_20_1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officeooo:paragraph-rsid="022f26bf"/>
    </style:style>
    <style:style style:name="P80" style:family="paragraph" style:parent-style-name="Preformatted_20_Text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333333" loext:opacity="100%" fo:letter-spacing="normal" officeooo:paragraph-rsid="0005e96b"/>
    </style:style>
    <style:style style:name="P8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Lato1" fo:font-size="12pt" fo:letter-spacing="normal" fo:language="en" fo:country="GB" fo:font-style="normal" style:text-underline-style="none" fo:font-weight="normal" officeooo:rsid="005e9f9c" fo:background-color="transparent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P82" style:family="paragraph" style:parent-style-name="Preformatted_20_Text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fo:letter-spacing="normal" officeooo:paragraph-rsid="0005e96b"/>
    </style:style>
    <style:style style:name="P83" style:family="paragraph" style:parent-style-name="Preformatted_20_Text">
      <style:paragraph-properties fo:margin-left="0in" fo:margin-right="0in" fo:margin-top="0in" fo:margin-bottom="0.3201in" style:contextual-spacing="false" fo:text-align="start" style:justify-single-word="false" fo:text-indent="0in" style:auto-text-indent="false"/>
      <style:text-properties officeooo:paragraph-rsid="022f26bf"/>
    </style:style>
    <style:style style:name="P84" style:family="paragraph" style:parent-style-name="Standard">
      <style:paragraph-properties fo:margin-left="0in" fo:margin-right="0in" fo:margin-top="0in" fo:margin-bottom="0.2756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223dba2"/>
    </style:style>
    <style:style style:name="P85" style:family="paragraph" style:parent-style-name="Standard">
      <style:paragraph-properties fo:margin-left="0in" fo:margin-right="0in" fo:margin-top="0in" fo:margin-bottom="0.1402in" style:contextual-spacing="false" fo:line-height="115%" fo:text-align="start" style:justify-single-word="false" fo:orphans="2" fo:widows="2" fo:text-indent="0in" style:auto-text-indent="false" style:writing-mode="lr-tb"/>
      <style:text-properties officeooo:paragraph-rsid="0223dba2"/>
    </style:style>
    <style:style style:name="P86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officeooo:paragraph-rsid="0005e96b"/>
    </style:style>
    <style:style style:name="P87" style:family="paragraph" style:parent-style-name="Standard">
      <loext:graphic-properties draw:fill-gradient-name="Gradient_20_3" draw:fill-hatch-name="hatch"/>
      <style:paragraph-properties fo:margin-left="0in" fo:margin-right="0in" fo:margin-top="0in" fo:margin-bottom="0.2756in" style:contextual-spacing="false" fo:text-align="start" style:justify-single-word="false" fo:text-indent="0in" style:auto-text-indent="false" fo:padding="0.0598in" fo:border="0.06pt solid #c9211e"/>
      <style:text-properties officeooo:paragraph-rsid="0005e96b"/>
    </style:style>
    <style:style style:name="P88" style:family="paragraph" style:parent-style-name="Standard">
      <loext:graphic-properties draw:fill-gradient-name="Gradient_20_4" draw:fill-hatch-name="hatch"/>
      <style:paragraph-properties fo:margin-left="0in" fo:margin-right="0in" fo:margin-top="0in" fo:margin-bottom="0.2756in" style:contextual-spacing="false" fo:text-align="start" style:justify-single-word="false" fo:text-indent="0in" style:auto-text-indent="false" fo:padding="0.0598in" fo:border="0.06pt solid #000000"/>
      <style:text-properties officeooo:paragraph-rsid="02287ce8"/>
    </style:style>
    <style:style style:name="P8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22a0f44"/>
    </style:style>
    <style:style style:name="P90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 fo:padding="0.0783in" fo:border="0.06pt solid #000000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91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93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94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13086b" fo:background-color="transparent" style:font-size-asian="11pt" style:font-weight-asian="normal" style:font-size-complex="11pt" style:font-weight-complex="normal" loext:padding="0in" loext:border="none"/>
    </style:style>
    <style:style style:name="P9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102451" fo:background-color="transparent" style:font-size-asian="11pt" style:font-weight-asian="normal" style:font-size-complex="11pt" style:font-weight-complex="normal" loext:padding="0in" loext:border="none"/>
    </style:style>
    <style:style style:name="P9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528fb" fo:background-color="transparent" style:font-size-asian="11pt" style:font-weight-asian="normal" style:font-size-complex="11pt" style:font-weight-complex="normal" loext:padding="0in" loext:border="none"/>
    </style:style>
    <style:style style:name="P97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528fb" fo:background-color="transparent" style:font-size-asian="11pt" style:font-weight-asian="normal" style:font-size-complex="11pt" style:font-weight-complex="normal" loext:padding="0in" loext:border="none"/>
    </style:style>
    <style:style style:name="P98" style:family="paragraph" style:parent-style-name="Standard">
      <style:paragraph-properties fo:margin-left="0in" fo:margin-right="0in" fo:margin-top="0in" fo:margin-bottom="0.3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66d5e" fo:background-color="transparent" style:font-size-asian="11pt" style:font-weight-asian="normal" style:font-size-complex="11pt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66d5e" fo:background-color="transparent" style:font-size-asian="11pt" style:font-weight-asian="normal" style:font-size-complex="11pt" style:font-weight-complex="normal" loext:padding="0in" loext:border="none"/>
    </style:style>
    <style:style style:name="P10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66d5e" fo:background-color="transparent" style:font-size-asian="11pt" style:font-weight-asian="normal" style:font-size-complex="11pt" style:font-weight-complex="normal" loext:padding="0in" loext:border="none"/>
    </style:style>
    <style:style style:name="P101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6d8d6" fo:background-color="transparent" style:font-size-asian="11pt" style:font-weight-asian="normal" style:font-size-complex="11pt" style:font-weight-complex="normal" loext:padding="0in" loext:border="none"/>
    </style:style>
    <style:style style:name="P10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22a0f44" fo:background-color="transparent" style:font-size-asian="11pt" style:font-weight-asian="normal" style:font-size-complex="11pt" style:font-weight-complex="normal" loext:padding="0in" loext:border="none"/>
    </style:style>
    <style:style style:name="P103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.2756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style:use-window-font-color="true" loext:opacity="0%" style:font-name="Chilanka" fo:font-size="14pt" fo:letter-spacing="normal" fo:language="en" fo:country="GB" fo:font-style="normal" style:text-underline-style="none" fo:font-weight="normal" officeooo:rsid="005e9f9c" officeooo:paragraph-rsid="0223dba2" fo:background-color="transparent" style:font-size-asian="14pt" style:font-weight-asian="normal" style:font-size-complex="14pt" style:font-weight-complex="normal" loext:padding="0in" loext:border="none"/>
    </style:style>
    <style:style style:name="P105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0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0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0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Consolas" fo:font-size="10.5pt" fo:letter-spacing="normal" fo:language="en" fo:country="US" fo:font-style="normal" style:text-underline-style="none" fo:font-weight="normal" officeooo:rsid="0005e96b" officeooo:paragraph-rsid="02102451" fo:background-color="transparent" style:font-size-asian="10.5pt" style:font-weight-asian="normal" style:font-size-complex="10.5pt" style:font-weight-complex="normal" loext:padding="0in" loext:border="none"/>
    </style:style>
    <style:style style:name="P109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2528fb" fo:background-color="#1c1c1c" style:font-size-asian="10.5pt" style:font-weight-asian="normal" style:font-size-complex="10.5pt" style:font-weight-complex="normal" loext:padding="0in" loext:border="none"/>
    </style:style>
    <style:style style:name="P110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266d5e" fo:background-color="#1c1c1c" style:font-size-asian="10.5pt" style:font-weight-asian="normal" style:font-size-complex="10.5pt" style:font-weight-complex="normal" loext:padding="0in" loext:border="none"/>
    </style:style>
    <style:style style:name="P111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271b1d" fo:background-color="#1c1c1c" style:font-size-asian="10.5pt" style:font-weight-asian="normal" style:font-size-complex="10.5pt" style:font-weight-complex="normal" loext:padding="0in" loext:border="none"/>
    </style:style>
    <style:style style:name="P112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2a0f44" fo:background-color="#1c1c1c" style:font-size-asian="10.5pt" style:font-weight-asian="normal" style:font-size-complex="10.5pt" style:font-weight-complex="normal" loext:padding="0in" loext:border="none"/>
    </style:style>
    <style:style style:name="P113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2d81cf" fo:background-color="#1c1c1c" style:font-size-asian="10.5pt" style:font-weight-asian="normal" style:font-size-complex="10.5pt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30d5d3" fo:background-color="#1c1c1c" style:font-size-asian="10.5pt" style:font-weight-asian="normal" style:font-size-complex="10.5pt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33a93f" fo:background-color="#1c1c1c" style:font-size-asian="10.5pt" style:font-weight-asian="normal" style:font-size-complex="10.5pt" style:font-weight-complex="normal" loext:padding="0in" loext:border="none"/>
    </style:style>
    <style:style style:name="P116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orphans="2" fo:widows="2" fo:text-indent="0in" style:auto-text-indent="false"/>
      <style:text-properties fo:font-variant="normal" fo:text-transform="none" fo:color="#cccccc" loext:opacity="100%" style:font-name="Fira Code" fo:font-size="11.25pt" fo:letter-spacing="normal" fo:language="en" fo:country="US" fo:font-style="normal" style:text-underline-style="none" fo:font-weight="normal" officeooo:rsid="0005e96b" officeooo:paragraph-rsid="023598bb" fo:background-color="#1c1c1c" style:font-size-asian="10.5pt" style:font-weight-asian="normal" style:font-size-complex="10.5pt" style:font-weight-complex="normal" loext:padding="0in" loext:border="none"/>
    </style:style>
    <style:style style:name="P117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Lato1" fo:font-size="12pt" fo:letter-spacing="normal" fo:language="en" fo:country="GB" fo:font-style="normal" style:text-underline-style="none" fo:font-weight="normal" officeooo:rsid="005e9f9c" officeooo:paragraph-rsid="0005e96b" fo:background-color="transparent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P11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19" style:family="paragraph" style:parent-style-name="Standard">
      <loext:graphic-properties draw:fill-gradient-name="Gradient_20_1" draw:fill-hatch-name="hatch"/>
      <style:paragraph-properties fo:padding="0.0402in" fo:border="0.06pt solid #000000"/>
    </style:style>
    <style:style style:name="P120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121" style:family="paragraph" style:parent-style-name="Standard">
      <style:paragraph-properties fo:margin-top="0in" fo:margin-bottom="0in" style:contextual-spacing="false" style:line-height-at-least="0.198in"/>
    </style:style>
    <style:style style:name="P122" style:family="paragraph" style:parent-style-name="Text_20_body" style:list-style-name="L1">
      <style:paragraph-properties fo:margin-top="0in" fo:margin-bottom="0.2756in" style:contextual-spacing="false" fo:orphans="2" fo:widows="2" fo:padding="0in" fo:border="none"/>
      <style:text-properties officeooo:paragraph-rsid="020f3597"/>
    </style:style>
    <style:style style:name="P123" style:family="paragraph" style:parent-style-name="Text_20_body" style:list-style-name="L7">
      <style:paragraph-properties fo:margin-top="0in" fo:margin-bottom="0in" style:contextual-spacing="false" fo:orphans="2" fo:widows="2" fo:padding="0in" fo:border="none"/>
    </style:style>
    <style:style style:name="P124" style:family="paragraph" style:parent-style-name="Text_20_body" style:list-style-name="L7">
      <style:paragraph-properties fo:margin-top="0in" fo:margin-bottom="0.0598in" style:contextual-spacing="false" fo:orphans="2" fo:widows="2" fo:padding="0in" fo:border="none"/>
    </style:style>
    <style:style style:name="P125" style:family="paragraph" style:parent-style-name="Text_20_body">
      <style:paragraph-properties fo:margin-top="0in" fo:margin-bottom="0in" style:contextual-spacing="false" fo:orphans="2" fo:widows="2" fo:padding="0in" fo:border="none"/>
    </style:style>
    <style:style style:name="P126" style:family="paragraph" style:parent-style-name="Text_20_body" style:list-style-name="L1">
      <style:paragraph-properties fo:margin-top="0in" fo:margin-bottom="0in" style:contextual-spacing="false" fo:orphans="2" fo:widows="2" fo:padding="0in" fo:border="none"/>
      <style:text-properties fo:font-variant="normal" fo:text-transform="none" style:use-window-font-color="true" loext:opacity="0%" style:font-name="Lato1" fo:font-size="10.5pt" fo:letter-spacing="normal" fo:font-style="normal" fo:font-weight="normal" officeooo:paragraph-rsid="020f3597" style:font-size-asian="10.5pt" style:font-size-complex="10.5pt"/>
    </style:style>
    <style:style style:name="P127" style:family="paragraph" style:parent-style-name="Text_20_body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fo:color="#793862" loext:opacity="100%" style:font-name="Fira Sans" fo:letter-spacing="normal" fo:font-style="normal" fo:font-weight="normal" officeooo:paragraph-rsid="0230277f"/>
    </style:style>
    <style:style style:name="P128" style:family="paragraph" style:parent-style-name="Text_20_body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fo:color="#793862" loext:opacity="100%" style:font-name="Fira Sans" fo:letter-spacing="normal" fo:font-style="normal" fo:font-weight="normal" officeooo:paragraph-rsid="022f26bf"/>
    </style:style>
    <style:style style:name="P129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793862" loext:opacity="100%" style:font-name="Fira Sans" fo:letter-spacing="normal" fo:font-style="normal" fo:font-weight="normal" officeooo:paragraph-rsid="022f26bf"/>
    </style:style>
    <style:style style:name="P13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793862" loext:opacity="100%" style:font-name="Fira Sans" fo:letter-spacing="normal" fo:font-style="normal" fo:font-weight="normal" officeooo:paragraph-rsid="022f26bf"/>
    </style:style>
    <style:style style:name="P13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793862" loext:opacity="100%" style:font-name="Fira Sans" fo:letter-spacing="normal" fo:font-style="normal" fo:font-weight="normal" officeooo:paragraph-rsid="023598bb"/>
    </style:style>
    <style:style style:name="P1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793862" loext:opacity="100%" style:font-name="Fira Sans" fo:letter-spacing="normal" fo:font-style="normal" fo:font-weight="normal" officeooo:paragraph-rsid="023598bb"/>
    </style:style>
    <style:style style:name="P1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402in" fo:border="0.06pt solid #993366"/>
      <style:text-properties fo:font-variant="normal" fo:text-transform="none" fo:color="#793862" loext:opacity="100%" style:font-name="Fira Sans" fo:letter-spacing="normal" fo:font-style="normal" fo:font-weight="normal" officeooo:paragraph-rsid="023725c7"/>
    </style:style>
    <style:style style:name="P134" style:family="paragraph" style:parent-style-name="Text_20_body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fo:color="#793862" loext:opacity="100%" fo:letter-spacing="normal" officeooo:paragraph-rsid="0233a93f"/>
    </style:style>
    <style:style style:name="P135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793862" loext:opacity="100%" fo:letter-spacing="normal" officeooo:paragraph-rsid="0233a93f"/>
    </style:style>
    <style:style style:name="P136" style:family="paragraph" style:parent-style-name="Text_20_body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fo:font-variant="normal" fo:text-transform="none" fo:color="#336699" loext:opacity="100%" style:font-name="Fira Mono" fo:font-size="10.5pt" fo:letter-spacing="normal" fo:font-style="normal" fo:font-weight="normal" officeooo:paragraph-rsid="022f26bf"/>
    </style:style>
    <style:style style:name="P137" style:family="paragraph" style:parent-style-name="Text_20_body" style:list-style-name="L2">
      <style:paragraph-properties fo:margin-top="0in" fo:margin-bottom="0.1575in" style:contextual-spacing="false"/>
    </style:style>
    <style:style style:name="P138" style:family="paragraph" style:parent-style-name="Text_20_body" style:list-style-name="L2">
      <style:paragraph-properties fo:margin-top="0in" fo:margin-bottom="0.1965in" style:contextual-spacing="false"/>
      <style:text-properties officeooo:paragraph-rsid="021dbbc3"/>
    </style:style>
    <style:style style:name="P13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213086b"/>
    </style:style>
    <style:style style:name="P140" style:family="paragraph" style:parent-style-name="Text_20_body">
      <style:paragraph-properties fo:margin-left="0in" fo:margin-right="0in" fo:margin-top="0in" fo:margin-bottom="0.0398in" style:contextual-spacing="false" fo:text-align="start" style:justify-single-word="false" fo:orphans="2" fo:widows="2" fo:text-indent="0in" style:auto-text-indent="false"/>
      <style:text-properties officeooo:paragraph-rsid="0213086b"/>
    </style:style>
    <style:style style:name="P141" style:family="paragraph" style:parent-style-name="Text_20_body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officeooo:paragraph-rsid="022d81cf"/>
    </style:style>
    <style:style style:name="P142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officeooo:paragraph-rsid="022d81cf"/>
    </style:style>
    <style:style style:name="P143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paragraph-rsid="022d81cf"/>
    </style:style>
    <style:style style:name="P144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officeooo:paragraph-rsid="022e4c70"/>
    </style:style>
    <style:style style:name="P145" style:family="paragraph" style:parent-style-name="Text_20_body">
      <loext:graphic-properties draw:fill-gradient-name="Gradient_20_5" draw:fill-hatch-name="hatch"/>
      <style:paragraph-properties fo:margin-left="0in" fo:margin-right="0in" fo:margin-top="0in" fo:margin-bottom="0.0402in" style:contextual-spacing="false" fo:text-align="start" style:justify-single-word="false" fo:text-indent="0in" style:auto-text-indent="false" fo:padding="0.0598in" fo:border="0.06pt solid #000000"/>
      <style:text-properties officeooo:paragraph-rsid="022f26bf"/>
    </style:style>
    <style:style style:name="P146" style:family="paragraph" style:parent-style-name="Text_20_body">
      <loext:graphic-properties draw:fill-gradient-name="Gradient_20_5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officeooo:paragraph-rsid="022f26bf"/>
    </style:style>
    <style:style style:name="P147" style:family="paragraph" style:parent-style-name="Text_20_body">
      <loext:graphic-properties draw:fill-gradient-name="Gradient_20_6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officeooo:paragraph-rsid="02311e4f"/>
    </style:style>
    <style:style style:name="P148" style:family="paragraph" style:parent-style-name="Text_20_body">
      <loext:graphic-properties draw:fill-gradient-name="Gradient_20_2" draw:fill-hatch-name="hatch"/>
      <style:paragraph-properties fo:padding="0.0402in" fo:border="0.06pt solid #000000"/>
      <style:text-properties style:font-name="Lato" fo:font-size="10.5pt" style:font-size-asian="10.5pt" style:font-size-complex="10.5pt"/>
    </style:style>
    <style:style style:name="P149" style:family="paragraph" style:parent-style-name="Text_20_body">
      <loext:graphic-properties draw:fill-gradient-name="Gradient_20_2" draw:fill-hatch-name="hatch"/>
      <style:paragraph-properties fo:padding="0.0402in" fo:border="0.06pt solid #000000"/>
    </style:style>
    <style:style style:name="T1" style:family="text">
      <style:text-properties loext:padding="0in" loext:border="none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Consolas" fo:font-size="10.5pt" fo:language="en" fo:country="GB" fo:font-style="normal" style:text-underline-style="none" fo:font-weight="normal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4" style:family="text">
      <style:text-properties fo:color="#0000ff" loext:opacity="100%" style:font-name="Consolas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/>
    </style:style>
    <style:style style:name="T5" style:family="text">
      <style:text-properties fo:color="#0000ff" loext:opacity="100%" style:font-name="Consolas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6" style:family="text">
      <style:text-properties fo:color="#0000ff" loext:opacity="100%" style:font-name="Consolas" fo:font-size="11pt" fo:letter-spacing="-0.0043in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7" style:family="text">
      <style:text-properties fo:color="#0000ff" loext:opacity="100%" style:font-name="Consolas" fo:background-color="#ffffff" loext:char-shading-value="0"/>
    </style:style>
    <style:style style:name="T8" style:family="text">
      <style:text-properties fo:color="#0000ff" loext:opacity="100%" style:font-name="Consolas" fo:background-color="#ffffff" loext:char-shading-value="0" style:language-asian="zxx" style:country-asian="none" style:font-style-asian="normal" style:language-complex="zxx" style:country-complex="none" style:font-style-complex="normal"/>
    </style:style>
    <style:style style:name="T9" style:family="text">
      <style:text-properties fo:color="#0000ff" loext:opacity="100%" officeooo:rsid="0005e96b" fo:background-color="transparent" loext:char-shading-value="0"/>
    </style:style>
    <style:style style:name="T10" style:family="text">
      <style:text-properties fo:color="#0000ff" loext:opacity="100%" style:font-name="Lato1" fo:letter-spacing="-0.0055in"/>
    </style:style>
    <style:style style:name="T11" style:family="text">
      <style:text-properties fo:color="#0000ff" loext:opacity="100%" fo:font-style="italic" style:font-style-asian="italic"/>
    </style:style>
    <style:style style:name="T12" style:family="text">
      <style:text-properties fo:color="#0000ff" loext:opacity="100%" fo:font-style="italic" style:font-style-asian="italic" style:font-style-complex="italic"/>
    </style:style>
    <style:style style:name="T13" style:family="text">
      <style:text-properties fo:color="#0000ff" loext:opacity="100%" fo:letter-spacing="-0.0055in"/>
    </style:style>
    <style:style style:name="T14" style:family="text">
      <style:text-properties fo:color="#0000ff" loext:opacity="100%" style:font-name="Lato" fo:font-size="10.5pt" fo:language="en" fo:country="GB" style:font-size-asian="10.5pt" style:font-size-complex="10.5pt"/>
    </style:style>
    <style:style style:name="T15" style:family="text">
      <style:text-properties fo:color="#0000ff" loext:opacity="100%" style:font-name="Lato" fo:font-size="10.5pt" fo:language="en" fo:country="GB" fo:font-weight="bold" style:font-size-asian="10.5pt" style:font-weight-asian="bold" style:font-size-complex="10.5pt" style:font-weight-complex="bold"/>
    </style:style>
    <style:style style:name="T16" style:family="text">
      <style:text-properties fo:color="#0000ff" loext:opacity="100%" style:font-name="Lato" fo:font-weight="normal" style:font-weight-asian="normal" style:font-weight-complex="normal"/>
    </style:style>
    <style:style style:name="T17" style:family="text">
      <style:text-properties fo:color="#0000ff" loext:opacity="100%" style:font-name="Lato" fo:font-size="11pt" fo:letter-spacing="-0.0055in" fo:language="en" fo:country="GB" style:text-underline-style="none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8" style:family="text">
      <style:text-properties fo:color="#0000ff" loext:opacity="100%" style:font-name="Consolas1" fo:font-size="10.5pt" fo:language="en" fo:country="GB" style:text-underline-style="none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9" style:family="text">
      <style:text-properties fo:color="#0000ff" loext:opacity="100%" style:font-name="Consolas1" fo:font-size="10.5pt" fo:language="en" fo:country="GB" style:text-underline-style="none" officeooo:rsid="023598bb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20" style:family="text">
      <style:text-properties fo:color="#0000ff" loext:opacity="100%" style:font-name="Consolas1" fo:font-size="10.5pt" fo:language="en" fo:country="GB" style:text-underline-style="none" officeooo:rsid="023598bb" fo:background-color="#ffffff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1" style:family="text">
      <style:text-properties fo:color="#0000ff" loext:opacity="100%" fo:font-size="10.5pt" fo:language="en" fo:country="GB" style:text-underline-style="none" officeooo:rsid="023598bb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22" style:family="text">
      <style:text-properties fo:color="#0000ff" loext:opacity="100%" fo:language="en" fo:country="GB"/>
    </style:style>
    <style:style style:name="T23" style:family="text">
      <style:text-properties fo:color="#0000ff" loext:opacity="100%" fo:language="en" fo:country="GB" style:text-underline-style="none" officeooo:rsid="005e9f9c" fo:background-color="#ffffff" loext:char-shading-value="0" style:font-weight-asian="normal" style:font-weight-complex="normal" loext:padding="0in" loext:border="none"/>
    </style:style>
    <style:style style:name="T24" style:family="text">
      <style:text-properties fo:color="#0000ff" loext:opacity="100%" officeooo:rsid="02287ce8"/>
    </style:style>
    <style:style style:name="T25" style:family="text">
      <style:text-properties fo:font-variant="normal" fo:text-transform="none" fo:color="#737373" loext:opacity="100%" style:font-name="Consolas" fo:font-size="11pt" fo:font-style="normal" fo:font-weight="normal" fo:background-color="#ffffff" loext:char-shading-value="0" style:font-size-asian="11pt" style:font-size-complex="11pt" loext:padding="0in" loext:border="none"/>
    </style:style>
    <style:style style:name="T26" style:family="text">
      <style:text-properties fo:font-variant="normal" fo:text-transform="none" fo:color="#737373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" style:family="text">
      <style:text-properties fo:font-variant="normal" fo:text-transform="none" fo:color="#737373" loext:opacity="100%" style:font-name="Consolas1" fo:font-size="11pt" fo:letter-spacing="-0.0102in" fo:font-style="normal" fo:font-weight="normal" style:font-size-asian="11pt" style:font-size-complex="11pt"/>
    </style:style>
    <style:style style:name="T28" style:family="text">
      <style:text-properties fo:font-variant="normal" fo:text-transform="none" fo:color="#737373" loext:opacity="100%" style:font-name="Consolas1" fo:font-size="11pt" fo:font-style="normal" fo:font-weight="normal" fo:background-color="#ffffff" loext:char-shading-value="0" style:font-size-asian="11pt" style:font-size-complex="11pt" loext:padding="0in" loext:border="none"/>
    </style:style>
    <style:style style:name="T29" style:family="text">
      <style:text-properties fo:font-variant="normal" fo:text-transform="none" fo:color="#336699" loext:opacity="100%" style:font-name="Consolas" fo:font-size="11pt" fo:font-style="normal" fo:font-weight="normal" fo:background-color="#ffffff" loext:char-shading-value="0" style:font-size-asian="11pt" style:font-size-complex="11pt" loext:padding="0in" loext:border="none"/>
    </style:style>
    <style:style style:name="T30" style:family="text">
      <style:text-properties fo:font-variant="normal" fo:text-transform="none" fo:color="#336699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size-complex="11pt" loext:padding="0in" loext:border="none"/>
    </style:style>
    <style:style style:name="T31" style:family="text">
      <style:text-properties fo:font-variant="normal" fo:text-transform="none" fo:color="#336699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" style:family="text">
      <style:text-properties fo:font-variant="normal" fo:text-transform="none" fo:color="#336699" loext:opacity="100%" style:font-name="Consolas1" fo:font-size="11pt" fo:letter-spacing="-0.0102in" fo:font-style="normal" fo:font-weight="normal" style:font-size-asian="11pt" style:font-size-complex="11pt"/>
    </style:style>
    <style:style style:name="T33" style:family="text">
      <style:text-properties fo:font-variant="normal" fo:text-transform="none" fo:color="#336699" loext:opacity="100%" style:font-name="Consolas1" fo:font-size="11pt" fo:letter-spacing="-0.0102in" fo:font-style="normal" fo:font-weight="bold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336699" loext:opacity="100%" style:font-name="Consolas1" fo:font-size="11pt" fo:font-style="normal" fo:font-weight="normal" fo:background-color="#ffffff" loext:char-shading-value="0" style:font-size-asian="11pt" style:font-size-complex="11pt" loext:padding="0in" loext:border="none"/>
    </style:style>
    <style:style style:name="T35" style:family="text">
      <style:text-properties fo:font-variant="normal" fo:text-transform="none" fo:color="#669933" loext:opacity="100%" style:font-name="Consolas" fo:font-size="11pt" fo:font-style="normal" fo:font-weight="normal" fo:background-color="#ffffff" loext:char-shading-value="0" style:font-size-asian="11pt" style:font-size-complex="11pt" loext:padding="0in" loext:border="none"/>
    </style:style>
    <style:style style:name="T36" style:family="text">
      <style:text-properties fo:font-variant="normal" fo:text-transform="none" fo:color="#669933" loext:opacity="100%" style:font-name="Consolas1" fo:font-size="11pt" fo:letter-spacing="-0.0102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7" style:family="text">
      <style:text-properties fo:font-variant="normal" fo:text-transform="none" fo:color="#669933" loext:opacity="100%" style:font-name="Consolas1" fo:font-size="11pt" fo:letter-spacing="-0.0102in" fo:font-style="normal" fo:font-weight="normal" style:font-size-asian="11pt" style:font-size-complex="11pt"/>
    </style:style>
    <style:style style:name="T38" style:family="text">
      <style:text-properties fo:font-variant="normal" fo:text-transform="none" fo:color="#669933" loext:opacity="100%" style:font-name="Consolas1" fo:font-size="11pt" fo:font-style="normal" fo:font-weight="normal" fo:background-color="#ffffff" loext:char-shading-value="0" style:font-size-asian="11pt" style:font-size-complex="11pt" loext:padding="0in" loext:border="none"/>
    </style:style>
    <style:style style:name="T39" style:family="text">
      <style:text-properties fo:font-variant="normal" fo:text-transform="none" fo:color="#0000ff" loext:opacity="100%" style:font-name="Consolas" fo:font-size="11pt" fo:letter-spacing="normal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40" style:family="text">
      <style:text-properties fo:font-variant="normal" fo:text-transform="none" fo:color="#0000ff" loext:opacity="100%" style:font-name="Consolas" fo:font-size="11pt" fo:letter-spacing="normal" fo:language="en" fo:country="GB" fo:font-style="normal" style:text-underline-style="none" fo:font-weight="normal" officeooo:rsid="005e9f9c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41" style:family="text">
      <style:text-properties fo:font-variant="normal" fo:text-transform="none" fo:color="#0000ff" loext:opacity="100%" style:font-name="Consolas" fo:font-size="11pt" fo:letter-spacing="normal" fo:language="en" fo:country="GB" fo:font-style="normal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42" style:family="text">
      <style:text-properties fo:font-variant="normal" fo:text-transform="none" fo:color="#0000ff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43" style:family="text">
      <style:text-properties fo:font-variant="normal" fo:text-transform="none" fo:color="#0000ff" loext:opacity="100%" style:font-name="Consolas" fo:font-size="10.5pt" fo:letter-spacing="normal" fo:language="en" fo:country="GB" fo:font-style="normal" style:text-underline-style="none" fo:font-weight="normal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44" style:family="text">
      <style:text-properties fo:font-variant="normal" fo:text-transform="none" fo:color="#0000ff" loext:opacity="100%" style:font-name="Consolas" fo:font-size="10.5pt" fo:letter-spacing="-0.0016in" fo:language="en" fo:country="GB" fo:font-style="normal" style:text-underline-style="none" fo:font-weight="normal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45" style:family="text">
      <style:text-properties fo:font-variant="normal" fo:text-transform="none" fo:color="#0000ff" loext:opacity="100%" style:font-name="Lato1" fo:font-size="10.5pt" fo:letter-spacing="normal" fo:font-style="normal" fo:font-weight="normal" style:font-size-asian="10.5pt" style:font-size-complex="10.5pt"/>
    </style:style>
    <style:style style:name="T46" style:family="text">
      <style:text-properties fo:font-variant="normal" fo:text-transform="none" fo:color="#0000ff" loext:opacity="100%" style:font-name="Lato1" fo:font-size="10.5pt" fo:letter-spacing="-0.0016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47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8" style:family="text">
      <style:text-properties fo:font-variant="normal" fo:text-transform="none" fo:color="#0000ff" loext:opacity="100%" fo:letter-spacing="normal" fo:font-style="normal" officeooo:rsid="0005e96b" fo:background-color="transparent" loext:char-shading-value="0"/>
    </style:style>
    <style:style style:name="T49" style:family="text">
      <style:text-properties fo:font-variant="normal" fo:text-transform="none" fo:color="#0000ff" loext:opacity="100%" style:font-name="Lato" fo:font-size="12pt" fo:letter-spacing="normal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50" style:family="text">
      <style:text-properties fo:font-variant="normal" fo:text-transform="none" fo:color="#0000ff" loext:opacity="100%" style:font-name="Consolas1" fo:font-size="11pt" fo:letter-spacing="normal" fo:font-style="normal" fo:font-weight="normal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5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21e82a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53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5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5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5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05e9f9c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58" style:family="text">
      <style:text-properties fo:font-variant="normal" fo:text-transform="none" style:use-window-font-color="true" loext:opacity="0%" style:font-name="Lato1" fo:font-size="11pt" fo:letter-spacing="-0.0071in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59" style:family="text">
      <style:text-properties fo:font-variant="normal" fo:text-transform="none" style:use-window-font-color="true" loext:opacity="0%" style:font-name="Lato1" fo:font-size="11pt" fo:letter-spacing="-0.0043in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60" style:family="text">
      <style:text-properties fo:font-variant="normal" fo:text-transform="none" style:use-window-font-color="true" loext:opacity="0%" style:font-name="Lato1" fo:font-size="11pt" fo:letter-spacing="-0.0043in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1" style:family="text">
      <style:text-properties fo:font-variant="normal" fo:text-transform="none" style:use-window-font-color="true" loext:opacity="0%" style:font-name="Lato1" fo:font-size="10.5pt" fo:letter-spacing="-0.0055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62" style:family="text">
      <style:text-properties fo:font-variant="normal" fo:text-transform="none" style:use-window-font-color="true" loext:opacity="0%" style:font-name="Lato1" fo:font-size="10.5pt" fo:letter-spacing="normal" fo:font-style="normal" fo:font-weight="normal" style:font-size-asian="10.5pt" style:font-size-complex="10.5pt"/>
    </style:style>
    <style:style style:name="T63" style:family="text">
      <style:text-properties fo:font-variant="normal" fo:text-transform="none" style:use-window-font-color="true" loext:opacity="0%" style:font-name="Lato1" fo:font-size="10.5pt" fo:letter-spacing="normal" fo:font-style="normal" fo:font-weight="bold" style:font-size-asian="10.5pt" style:font-weight-asian="bold" style:font-size-complex="10.5pt" style:font-weight-complex="bold"/>
    </style:style>
    <style:style style:name="T64" style:family="text">
      <style:text-properties fo:font-variant="normal" fo:text-transform="none" style:use-window-font-color="true" loext:opacity="0%" style:font-name="Lato1" fo:font-size="10.5pt" fo:letter-spacing="normal" fo:font-style="italic" fo:font-weight="bold" style:font-size-asian="10.5pt" style:font-weight-asian="bold" style:font-size-complex="10.5pt" style:font-weight-complex="bold"/>
    </style:style>
    <style:style style:name="T65" style:family="text"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66" style:family="text">
      <style:text-properties fo:font-variant="normal" fo:text-transform="none" style:use-window-font-color="true" loext:opacity="0%" style:font-name="Lato1" fo:font-size="10.5pt" fo:letter-spacing="-0.0016in" fo:language="en" fo:country="GB" fo:font-style="normal" style:text-underline-style="none" fo:font-weight="normal" officeooo:rsid="0220d5d6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67" style:family="text">
      <style:text-properties fo:font-variant="normal" fo:text-transform="none" style:use-window-font-color="true" loext:opacity="0%" style:font-name="Lato1" fo:font-size="10.5pt" fo:letter-spacing="-0.0016in" fo:language="en" fo:country="GB" fo:font-style="normal" style:text-underline-style="none" fo:font-weight="normal" officeooo:rsid="005e9f9c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6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7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7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227594a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#ffffff" loext:char-shading-value="0" style:font-size-asian="11pt" style:font-weight-asian="bold" style:font-size-complex="11pt" style:font-weight-complex="bold" loext:padding="0in" loext:border="none"/>
    </style:style>
    <style:style style:name="T74" style:family="text"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T75" style:family="text">
      <style:text-properties fo:font-variant="normal" fo:text-transform="none" style:use-window-font-color="true" loext:opacity="0%" style:font-name="Lato" fo:font-size="11pt" fo:letter-spacing="normal" fo:font-style="normal" fo:font-weight="bold" style:font-size-asian="11pt" style:font-size-complex="11pt"/>
    </style:style>
    <style:style style:name="T76" style:family="text">
      <style:text-properties fo:font-variant="normal" fo:text-transform="none" style:use-window-font-color="true" loext:opacity="0%" style:font-name="Lato" fo:font-size="11pt" fo:letter-spacing="normal" style:font-size-asian="11pt" style:font-size-complex="11pt"/>
    </style:style>
    <style:style style:name="T77" style:family="text">
      <style:text-properties fo:font-variant="normal" fo:text-transform="none" style:use-window-font-color="true" loext:opacity="0%" style:font-name="Lato" fo:font-size="11pt" fo:letter-spacing="normal" fo:font-weight="bold" style:font-size-asian="11pt" style:font-size-complex="11pt"/>
    </style:style>
    <style:style style:name="T78" style:family="text">
      <style:text-properties fo:font-variant="normal" fo:text-transform="none" style:use-window-font-color="true" loext:opacity="0%" style:font-name="Lato" fo:font-size="11pt" fo:letter-spacing="-0.0043in" fo:font-style="normal" fo:font-weight="normal" style:font-size-asian="11pt" style:font-size-complex="11pt"/>
    </style:style>
    <style:style style:name="T79" style:family="text">
      <style:text-properties fo:font-variant="normal" fo:text-transform="none" style:use-window-font-color="true" loext:opacity="0%" style:font-name="Lato" fo:font-size="11pt" fo:letter-spacing="-0.0043in" fo:font-style="normal" fo:font-weight="normal" officeooo:rsid="0232ba8c" style:font-size-asian="11pt" style:font-size-complex="11pt"/>
    </style:style>
    <style:style style:name="T80" style:family="text">
      <style:text-properties fo:font-variant="normal" fo:text-transform="none" style:use-window-font-color="true" loext:opacity="0%" style:font-name="Lato" fo:font-size="11pt" fo:letter-spacing="-0.0043in" fo:font-style="normal" fo:font-weight="bold" style:font-size-asian="11pt" style:font-weight-asian="bold" style:font-size-complex="11pt" style:font-weight-complex="bold"/>
    </style:style>
    <style:style style:name="T81" style:family="text">
      <style:text-properties fo:font-variant="normal" fo:text-transform="none" style:use-window-font-color="true" loext:opacity="0%" style:font-name="Lato" fo:font-size="11pt" fo:letter-spacing="-0.0043in" fo:font-style="normal" fo:font-weight="bold" officeooo:rsid="0232ba8c" style:font-size-asian="11pt" style:font-weight-asian="bold" style:font-size-complex="11pt" style:font-weight-complex="bold"/>
    </style:style>
    <style:style style:name="T82" style:family="text">
      <style:text-properties fo:font-variant="normal" fo:text-transform="none" style:use-window-font-color="true" loext:opacity="0%" style:font-name="Lato" fo:font-size="11pt" fo:letter-spacing="-0.0043in" fo:language="en" fo:country="GB" fo:font-style="normal" style:text-underline-style="none" fo:font-weight="normal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83" style:family="text">
      <style:text-properties fo:font-variant="normal" fo:text-transform="none" style:use-window-font-color="true" loext:opacity="0%" style:font-name="Lato" fo:font-size="11pt" fo:letter-spacing="-0.0043in" fo:language="en" fo:country="GB" fo:font-style="normal" style:text-underline-style="none" fo:font-weight="normal" officeooo:rsid="02311e4f" fo:background-color="#ffffff" loext:char-shading-value="0" style:font-size-asian="11pt" style:font-size-complex="11pt" loext:padding="0in" loext:border="none"/>
    </style:style>
    <style:style style:name="T84" style:family="text">
      <style:text-properties fo:font-variant="normal" fo:text-transform="none" style:use-window-font-color="true" loext:opacity="0%" style:font-name="Lato" fo:font-size="11pt" fo:letter-spacing="-0.0043in" fo:language="en" fo:country="GB" fo:font-style="normal" style:text-underline-style="none" fo:font-weight="bold" officeooo:rsid="02311e4f" fo:background-color="#ffffff" loext:char-shading-value="0" style:font-size-asian="11pt" style:font-weight-asian="bold" style:font-size-complex="11pt" style:font-weight-complex="bold" loext:padding="0in" loext:border="none"/>
    </style:style>
    <style:style style:name="T85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86" style:family="text">
      <style:text-properties fo:font-variant="normal" fo:text-transform="none" style:use-window-font-color="true" loext:opacity="0%" style:font-name="Lato" fo:font-size="12pt" fo:letter-spacing="normal" fo:language="en" fo:country="GB" fo:font-style="normal" style:text-underline-style="none" fo:font-weight="bold" officeooo:rsid="005e9f9c" fo:background-color="#ffffff" loext:char-shading-value="0" style:font-size-asian="11pt" style:font-weight-asian="bold" style:font-size-complex="11pt" style:font-weight-complex="bold" loext:padding="0in" loext:border="none"/>
    </style:style>
    <style:style style:name="T87" style:family="text">
      <style:text-properties fo:font-variant="normal" fo:text-transform="none" fo:letter-spacing="normal"/>
    </style:style>
    <style:style style:name="T88" style:family="text">
      <style:text-properties fo:font-variant="normal" fo:text-transform="none" fo:letter-spacing="normal" fo:font-style="normal"/>
    </style:style>
    <style:style style:name="T89" style:family="text">
      <style:text-properties fo:font-variant="normal" fo:text-transform="none" fo:color="#993366" loext:opacity="100%" style:font-name="Consolas1" fo:font-size="11pt" fo:font-style="normal" fo:font-weight="normal" fo:background-color="#ffffff" loext:char-shading-value="0" style:font-size-asian="11pt" style:font-size-complex="11pt" loext:padding="0in" loext:border="none"/>
    </style:style>
    <style:style style:name="T90" style:family="text">
      <style:text-properties fo:font-variant="normal" fo:text-transform="none" fo:color="#993366" loext:opacity="100%" style:font-name="Consolas1" fo:font-size="11pt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91" style:family="text">
      <style:text-properties fo:font-variant="normal" fo:text-transform="none" fo:color="#993366" loext:opacity="100%" style:font-name="Lato" fo:font-size="11pt" fo:letter-spacing="normal" fo:font-style="normal" fo:font-weight="bold" style:font-size-asian="11pt" style:font-size-complex="11pt"/>
    </style:style>
    <style:style style:name="T92" style:family="text">
      <style:text-properties fo:font-variant="normal" fo:text-transform="none" fo:color="#993366" loext:opacity="100%" style:font-name="Lato" fo:font-size="11pt" fo:letter-spacing="normal" fo:font-style="normal" fo:font-weight="normal" style:font-size-asian="11pt" style:font-size-complex="11pt"/>
    </style:style>
    <style:style style:name="T93" style:family="text">
      <style:text-properties fo:font-variant="normal" fo:text-transform="none" fo:color="#993366" loext:opacity="100%" style:font-name="Lato" fo:font-size="11pt" fo:letter-spacing="normal" fo:font-style="normal" fo:font-weight="normal" officeooo:rsid="023598bb" style:font-size-asian="11pt" style:font-size-complex="11pt"/>
    </style:style>
    <style:style style:name="T94" style:family="text">
      <style:text-properties fo:font-variant="normal" fo:text-transform="none" fo:color="#c9211e" loext:opacity="100%" style:font-name="Consolas" fo:font-size="11pt" fo:letter-spacing="normal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95" style:family="text">
      <style:text-properties fo:font-variant="normal" fo:text-transform="none" fo:color="#c9211e" loext:opacity="100%" style:font-name="Consolas" fo:font-size="11pt" fo:letter-spacing="normal" fo:language="en" fo:country="GB" fo:font-style="normal" style:text-underline-style="none" fo:font-weight="normal" officeooo:rsid="022e4c70" fo:background-color="#ffffff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96" style:family="text">
      <style:text-properties fo:font-variant="normal" fo:text-transform="none" fo:color="#333333" loext:opacity="100%" style:font-name="Fira Sans" fo:font-size="11pt" fo:letter-spacing="normal" fo:font-style="normal" fo:font-weight="normal" style:font-size-asian="11pt" style:font-size-complex="11pt"/>
    </style:style>
    <style:style style:name="T97" style:family="text">
      <style:text-properties fo:font-variant="normal" fo:text-transform="none" fo:color="#333333" loext:opacity="100%" style:font-name="Fira Sans" fo:font-size="11pt" fo:letter-spacing="normal" fo:font-style="normal" fo:font-weight="bold" style:font-size-asian="11pt" style:font-size-complex="11pt"/>
    </style:style>
    <style:style style:name="T98" style:family="text">
      <style:text-properties fo:font-variant="normal" fo:text-transform="none" fo:color="#333333" loext:opacity="100%" style:font-name="Lato1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99" style:family="text">
      <style:text-properties fo:font-variant="normal" fo:text-transform="none" fo:color="#333333" loext:opacity="100%" style:font-name="Lato1" fo:font-size="11pt" fo:letter-spacing="normal" fo:font-weight="normal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/>
    </style:style>
    <style:style style:name="T100" style:family="text">
      <style:text-properties fo:font-variant="normal" fo:text-transform="none" fo:color="#333333" loext:opacity="100%" style:font-name="Lato1" fo:font-size="10.5pt" fo:letter-spacing="normal" fo:font-style="normal" fo:font-weight="normal" style:font-size-asian="10.5pt" style:font-size-complex="10.5pt"/>
    </style:style>
    <style:style style:name="T101" style:family="text">
      <style:text-properties fo:font-variant="normal" fo:text-transform="none" fo:color="#333333" loext:opacity="100%" style:font-name="Consolas" fo:font-size="11pt" fo:letter-spacing="normal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02" style:family="text">
      <style:text-properties fo:font-variant="normal" fo:text-transform="none" fo:color="#333333" loext:opacity="100%" style:font-name="Consolas" fo:font-size="11pt" fo:letter-spacing="-0.0071in" fo:language="en" fo:country="GB" fo:font-style="normal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03" style:family="text">
      <style:text-properties fo:font-variant="normal" fo:text-transform="none" fo:color="#333333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104" style:family="text">
      <style:text-properties fo:font-variant="normal" fo:text-transform="none" fo:color="#333333" loext:opacity="100%" style:font-name="Consolas" fo:font-size="10.5pt" fo:letter-spacing="normal" fo:language="en" fo:country="GB" fo:font-style="normal" style:text-underline-style="none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05" style:family="text"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T106" style:family="text">
      <style:text-properties fo:font-variant="normal" fo:text-transform="none" fo:color="#333333" loext:opacity="100%" style:font-name="Lato" fo:font-size="11pt" fo:letter-spacing="normal" fo:font-style="normal" fo:font-weight="bold" style:font-size-asian="11pt" style:font-size-complex="11pt"/>
    </style:style>
    <style:style style:name="T107" style:family="text">
      <style:text-properties fo:font-variant="normal" fo:text-transform="none" fo:color="#333333" loext:opacity="100%" fo:font-size="11pt" fo:letter-spacing="normal" fo:font-style="normal" fo:font-weight="normal" style:font-size-asian="11pt" style:font-size-complex="11pt"/>
    </style:style>
    <style:style style:name="T108" style:family="text">
      <style:text-properties fo:font-variant="normal" fo:text-transform="none" fo:color="#333333" loext:opacity="100%" fo:font-size="11pt" fo:letter-spacing="normal" fo:font-style="normal" fo:font-weight="bold" style:font-size-asian="11pt" style:font-size-complex="11pt"/>
    </style:style>
    <style:style style:name="T109" style:family="text">
      <style:text-properties fo:font-variant="normal" fo:text-transform="none" fo:color="#468a1a" loext:opacity="100%" style:font-name="Lato1" fo:font-size="10pt" fo:letter-spacing="-0.0016in" fo:font-style="normal" fo:font-weight="normal" fo:background-color="#ffffff" loext:char-shading-value="0" style:font-size-asian="10pt" style:font-size-complex="10pt" loext:padding="0in" loext:border="none"/>
    </style:style>
    <style:style style:name="T110" style:family="text">
      <style:text-properties fo:font-variant="normal" fo:text-transform="none" fo:color="#468a1a" loext:opacity="100%" style:font-name="Lato1" fo:font-size="10pt" fo:letter-spacing="-0.0028in" fo:font-style="normal" fo:font-weight="normal" fo:background-color="#ffffff" loext:char-shading-value="0" style:font-size-asian="10pt" style:font-size-complex="10pt" loext:padding="0in" loext:border="none"/>
    </style:style>
    <style:style style:name="T111" style:family="text">
      <style:text-properties fo:font-variant="normal" fo:text-transform="none" fo:color="#468a1a" loext:opacity="100%" style:font-name="Consolas" fo:font-size="11pt" fo:letter-spacing="normal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12" style:family="text">
      <style:text-properties fo:font-variant="normal" fo:text-transform="none" fo:color="#468a1a" loext:opacity="100%" style:font-name="Consolas" fo:font-size="11pt" fo:letter-spacing="normal" fo:language="en" fo:country="GB" fo:font-style="normal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13" style:family="text">
      <style:text-properties fo:font-variant="normal" fo:text-transform="none" style:font-name="Lato" fo:font-size="11pt" fo:letter-spacing="normal" fo:font-style="normal" fo:font-weight="normal" style:font-size-asian="11pt" style:font-size-complex="11pt"/>
    </style:style>
    <style:style style:name="T114" style:family="text">
      <style:text-properties fo:font-variant="normal" fo:text-transform="none" style:font-name="Lato" fo:font-size="11pt" fo:letter-spacing="normal" fo:font-style="normal" fo:font-weight="bold" style:font-size-asian="11pt" style:font-size-complex="11pt"/>
    </style:style>
    <style:style style:name="T115" style:family="text">
      <style:text-properties fo:font-variant="normal" fo:text-transform="none" fo:font-size="11pt" fo:letter-spacing="normal" fo:font-style="normal" fo:font-weight="bold" style:font-size-asian="11pt" style:font-size-complex="11pt"/>
    </style:style>
    <style:style style:name="T116" style:family="text">
      <style:text-properties fo:font-variant="normal" fo:text-transform="none" fo:color="#5b277d" loext:opacity="100%" style:font-name="Consolas" fo:font-size="11pt" fo:letter-spacing="normal" fo:language="en" fo:country="GB" fo:font-style="normal" style:text-underline-style="none" fo:font-weight="normal" officeooo:rsid="022e4c70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17" style:family="text">
      <style:text-properties fo:color="#737373" loext:opacity="100%" style:font-name="Consolas" fo:letter-spacing="-0.0102in"/>
    </style:style>
    <style:style style:name="T118" style:family="text">
      <style:text-properties fo:color="#737373" loext:opacity="100%" style:font-name="Consolas" fo:background-color="#ffffff" loext:char-shading-value="0"/>
    </style:style>
    <style:style style:name="T119" style:family="text">
      <style:text-properties fo:color="#737373" loext:opacity="100%" style:font-name="Consolas1"/>
    </style:style>
    <style:style style:name="T120" style:family="text">
      <style:text-properties fo:color="#737373" loext:opacity="100%" style:font-name="Consolas1" fo:letter-spacing="-0.0102in"/>
    </style:style>
    <style:style style:name="T121" style:family="text">
      <style:text-properties fo:color="#737373" loext:opacity="100%" style:font-name="Consolas1" fo:background-color="#ffffff" loext:char-shading-value="0"/>
    </style:style>
    <style:style style:name="T122" style:family="text">
      <style:text-properties fo:color="#737373" loext:opacity="100%" style:font-name="Consolas1" officeooo:rsid="0226d8d6"/>
    </style:style>
    <style:style style:name="T123" style:family="text">
      <style:text-properties fo:color="#737373" loext:opacity="100%" style:font-name="Consolas1" fo:font-size="11pt" fo:letter-spacing="-0.0102in" style:font-size-asian="11pt" style:font-size-complex="11pt"/>
    </style:style>
    <style:style style:name="T124" style:family="text">
      <style:text-properties fo:color="#336699" loext:opacity="100%" style:font-name="Consolas" fo:letter-spacing="-0.0102in"/>
    </style:style>
    <style:style style:name="T125" style:family="text">
      <style:text-properties fo:color="#336699" loext:opacity="100%" style:font-name="Consolas" fo:letter-spacing="-0.0102in" fo:font-weight="bold" style:font-weight-asian="bold" style:font-weight-complex="bold"/>
    </style:style>
    <style:style style:name="T126" style:family="text">
      <style:text-properties fo:color="#336699" loext:opacity="100%" style:font-name="Consolas" fo:font-weight="normal" fo:background-color="#ffffff" loext:char-shading-value="0"/>
    </style:style>
    <style:style style:name="T127" style:family="text">
      <style:text-properties fo:color="#336699" loext:opacity="100%" style:font-name="Consolas" fo:background-color="#ffffff" loext:char-shading-value="0"/>
    </style:style>
    <style:style style:name="T128" style:family="text">
      <style:text-properties fo:color="#336699" loext:opacity="100%" style:font-name="Fira Mono" fo:font-size="10.5pt" fo:background-color="#ffffff" loext:char-shading-value="0"/>
    </style:style>
    <style:style style:name="T129" style:family="text">
      <style:text-properties fo:color="#336699" loext:opacity="100%" style:font-name="Consolas1"/>
    </style:style>
    <style:style style:name="T130" style:family="text">
      <style:text-properties fo:color="#336699" loext:opacity="100%" style:font-name="Consolas1" fo:letter-spacing="-0.0102in"/>
    </style:style>
    <style:style style:name="T131" style:family="text">
      <style:text-properties fo:color="#336699" loext:opacity="100%" style:font-name="Consolas1" fo:letter-spacing="-0.0102in" fo:font-weight="normal"/>
    </style:style>
    <style:style style:name="T132" style:family="text">
      <style:text-properties fo:color="#336699" loext:opacity="100%" style:font-name="Consolas1" fo:font-weight="normal"/>
    </style:style>
    <style:style style:name="T133" style:family="text">
      <style:text-properties fo:color="#336699" loext:opacity="100%" style:font-name="Consolas1" fo:font-weight="normal" fo:background-color="#ffffff" loext:char-shading-value="0"/>
    </style:style>
    <style:style style:name="T134" style:family="text">
      <style:text-properties fo:color="#336699" loext:opacity="100%" style:font-name="Consolas1" fo:background-color="#ffffff" loext:char-shading-value="0"/>
    </style:style>
    <style:style style:name="T135" style:family="text">
      <style:text-properties fo:color="#336699" loext:opacity="100%" style:font-name="Consolas1" fo:font-weight="bold" style:font-weight-asian="bold" style:font-weight-complex="bold"/>
    </style:style>
    <style:style style:name="T136" style:family="text">
      <style:text-properties fo:color="#336699" loext:opacity="100%" style:font-name="Consolas1" fo:font-size="11pt" fo:letter-spacing="-0.0102in" fo:font-weight="normal" style:font-size-asian="11pt" style:font-size-complex="11pt"/>
    </style:style>
    <style:style style:name="T137" style:family="text">
      <style:text-properties fo:color="#336699" loext:opacity="100%" style:font-name="Consolas1" fo:font-size="11pt" fo:letter-spacing="-0.0102in" style:font-size-asian="11pt" style:font-size-complex="11pt"/>
    </style:style>
    <style:style style:name="T138" style:family="text">
      <style:text-properties fo:color="#669933" loext:opacity="100%" style:font-name="Consolas" fo:letter-spacing="-0.0102in"/>
    </style:style>
    <style:style style:name="T139" style:family="text">
      <style:text-properties fo:color="#669933" loext:opacity="100%" style:font-name="Consolas" fo:background-color="#ffffff" loext:char-shading-value="0"/>
    </style:style>
    <style:style style:name="T140" style:family="text">
      <style:text-properties fo:color="#669933" loext:opacity="100%" style:font-name="Fira Mono" fo:font-size="10.5pt" fo:background-color="#ffffff" loext:char-shading-value="0"/>
    </style:style>
    <style:style style:name="T141" style:family="text">
      <style:text-properties fo:color="#669933" loext:opacity="100%" style:font-name="Consolas1"/>
    </style:style>
    <style:style style:name="T142" style:family="text">
      <style:text-properties fo:color="#669933" loext:opacity="100%" style:font-name="Consolas1" fo:letter-spacing="-0.0102in"/>
    </style:style>
    <style:style style:name="T143" style:family="text">
      <style:text-properties fo:color="#669933" loext:opacity="100%" style:font-name="Consolas1" fo:background-color="#ffffff" loext:char-shading-value="0"/>
    </style:style>
    <style:style style:name="T144" style:family="text">
      <style:text-properties fo:color="#669933" loext:opacity="100%" style:font-name="Consolas1" fo:font-size="11pt" fo:letter-spacing="-0.0102in" style:font-size-asian="11pt" style:font-size-complex="11pt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style:use-window-font-color="true" loext:opacity="0%"/>
    </style:style>
    <style:style style:name="T147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fo:background-color="transparent" loext:char-shading-value="0" style:font-size-asian="11pt" style:font-size-complex="11pt"/>
    </style:style>
    <style:style style:name="T148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fo:background-color="transparent" loext:char-shading-value="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49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21b5ff2" fo:background-color="transparent" loext:char-shading-value="0" style:font-name-asian="Noto Sans Mono CJK SC" style:font-size-asian="11pt" style:font-name-complex="Liberation Mono" style:font-size-complex="11pt"/>
    </style:style>
    <style:style style:name="T150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21e82a8" fo:background-color="transparent" loext:char-shading-value="0" style:font-name-asian="Noto Sans Mono CJK SC" style:font-size-asian="11pt" style:font-name-complex="Liberation Mono" style:font-size-complex="11pt"/>
    </style:style>
    <style:style style:name="T151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21ee5e2" fo:background-color="transparent" loext:char-shading-value="0" style:font-name-asian="Noto Sans Mono CJK SC" style:font-size-asian="11pt" style:font-name-complex="Liberation Mono" style:font-size-complex="11pt"/>
    </style:style>
    <style:style style:name="T152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222134e" fo:background-color="transparent" loext:char-shading-value="0" style:font-name-asian="Noto Sans Mono CJK SC" style:font-size-asian="11pt" style:font-name-complex="Liberation Mono" style:font-size-complex="11pt"/>
    </style:style>
    <style:style style:name="T153" style:family="text">
      <style:text-properties style:use-window-font-color="true" loext:opacity="0%" style:font-name="Lato" fo:font-size="11pt" fo:letter-spacing="-0.0102in" fo:language="en" fo:country="GB" style:text-underline-style="solid" style:text-underline-width="auto" style:text-underline-color="font-color" officeooo:rsid="012986e1" fo:background-color="transparent" loext:char-shading-value="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54" style:family="text">
      <style:text-properties style:use-window-font-color="true" loext:opacity="0%" style:font-name="Lato" fo:font-size="11pt" fo:letter-spacing="-0.0102in" fo:language="en" fo:country="GB" style:text-underline-style="solid" style:text-underline-width="auto" style:text-underline-color="font-color" officeooo:rsid="012986e1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155" style:family="text">
      <style:text-properties style:use-window-font-color="true" loext:opacity="0%" officeooo:rsid="021aa797"/>
    </style:style>
    <style:style style:name="T156" style:family="text">
      <style:text-properties style:use-window-font-color="true" loext:opacity="0%" fo:font-size="11pt" fo:letter-spacing="-0.0043in" fo:language="en" fo:country="GB" style:text-underline-style="none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57" style:family="text">
      <style:text-properties style:use-window-font-color="true" loext:opacity="0%" style:font-name="Lato" fo:font-size="11pt" fo:letter-spacing="-0.0043in" fo:font-weight="bold" style:font-size-asian="11pt" style:font-size-complex="11pt"/>
    </style:style>
    <style:style style:name="T158" style:family="text">
      <style:text-properties style:use-window-font-color="true" loext:opacity="0%" style:font-name="Lato" fo:font-size="11pt" fo:letter-spacing="-0.0043in" style:font-size-asian="11pt" style:font-size-complex="11pt"/>
    </style:style>
    <style:style style:name="T159" style:family="text">
      <style:text-properties style:use-window-font-color="true" loext:opacity="0%" style:font-name="Lato" fo:font-size="11pt" fo:letter-spacing="-0.0043in" fo:language="en" fo:country="GB" style:text-underline-style="none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60" style:family="text">
      <style:text-properties style:use-window-font-color="true" loext:opacity="0%" style:font-name="Lato" fo:font-size="11pt" fo:language="en" fo:country="GB" style:text-underline-style="none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61" style:family="text">
      <style:text-properties style:use-window-font-color="true" loext:opacity="0%" style:font-name="Lato" fo:font-size="11pt" fo:letter-spacing="-0.0055in" fo:language="en" fo:country="GB" style:text-underline-style="none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62" style:family="text">
      <style:text-properties style:use-window-font-color="true" loext:opacity="0%" style:font-name="Lato" fo:font-size="11pt" fo:letter-spacing="-0.0055in" fo:language="en" fo:country="GB" style:text-underline-style="none" officeooo:rsid="023725c7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63" style:family="text">
      <style:text-properties style:use-window-font-color="true" loext:opacity="0%" style:font-name="Lato" fo:font-size="11pt" fo:letter-spacing="-0.0055in" fo:language="en" fo:country="GB" style:text-underline-style="none" fo:font-weight="bold" officeooo:rsid="02311e4f" fo:background-color="#ffffff" loext:char-shading-value="0" style:font-size-asian="11pt" style:font-weight-asian="bold" style:font-size-complex="11pt" style:font-weight-complex="bold" loext:padding="0in" loext:border="none"/>
    </style:style>
    <style:style style:name="T164" style:family="text">
      <style:text-properties style:use-window-font-color="true" loext:opacity="0%" fo:letter-spacing="-0.0043in"/>
    </style:style>
    <style:style style:name="T165" style:family="text">
      <style:text-properties fo:color="#c9211e" loext:opacity="100%" style:font-name="Consolas" fo:font-size="11pt" fo:language="en" fo:country="GB" officeooo:rsid="005e9f9c" fo:background-color="#ffffff" loext:char-shading-value="0" style:font-size-asian="11pt" style:font-size-complex="11pt"/>
    </style:style>
    <style:style style:name="T166" style:family="text">
      <style:text-properties fo:color="#c9211e" loext:opacity="100%" style:font-name="Consolas" fo:font-size="11pt" fo:language="en" fo:country="GB" officeooo:rsid="02153454" fo:background-color="#ffffff" loext:char-shading-value="0" style:font-name-asian="Noto Sans Mono CJK SC" style:font-size-asian="11pt" style:font-name-complex="Liberation Mono" style:font-size-complex="11pt"/>
    </style:style>
    <style:style style:name="T167" style:family="text">
      <style:text-properties fo:color="#c9211e" loext:opacity="100%" style:font-name="Consolas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/>
    </style:style>
    <style:style style:name="T168" style:family="text">
      <style:text-properties fo:color="#c9211e" loext:opacity="100%" style:font-name="Consolas" fo:background-color="#ffffff" loext:char-shading-value="0"/>
    </style:style>
    <style:style style:name="T169" style:family="text">
      <style:text-properties fo:color="#333333" loext:opacity="100%" style:font-name="Consolas" fo:font-size="10.5pt" fo:language="en" fo:country="US" officeooo:rsid="0005e96b" style:font-name-asian="Noto Sans Mono CJK SC" style:font-size-asian="10.5pt" style:font-name-complex="Liberation Mono" style:font-size-complex="10.5pt"/>
    </style:style>
    <style:style style:name="T170" style:family="text">
      <style:text-properties fo:color="#333333" loext:opacity="100%" style:font-name="Consolas" fo:font-size="10.5pt" fo:language="en" fo:country="GB" fo:font-style="normal" style:text-underline-style="none" fo:font-weight="normal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71" style:family="text">
      <style:text-properties fo:color="#333333" loext:opacity="100%" style:font-name="Consolas" fo:font-size="11pt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72" style:family="text">
      <style:text-properties fo:color="#333333" loext:opacity="100%" style:font-name="Consolas" fo:font-size="11pt" fo:background-color="#ffffff" loext:char-shading-value="0"/>
    </style:style>
    <style:style style:name="T173" style:family="text">
      <style:text-properties fo:color="#333333" loext:opacity="100%" style:font-name="Consolas" fo:background-color="#ffffff" loext:char-shading-value="0"/>
    </style:style>
    <style:style style:name="T174" style:family="text">
      <style:text-properties fo:color="#333333" loext:opacity="100%" style:font-name="Fira Sans" fo:font-size="12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75" style:family="text">
      <style:text-properties fo:color="#333333" loext:opacity="100%" style:font-name="Fira Sans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76" style:family="text">
      <style:text-properties fo:color="#333333" loext:opacity="100%" fo:font-size="12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77" style:family="text">
      <style:text-properties fo:color="#333333" loext:opacity="100%" style:font-name="Lato" fo:font-weight="bold"/>
    </style:style>
    <style:style style:name="T178" style:family="text">
      <style:text-properties fo:color="#333333" loext:opacity="100%" style:font-name="Lato" fo:font-size="11pt" fo:language="en" fo:country="GB" style:text-underline-style="none" fo:font-weight="bold" officeooo:rsid="005e9f9c" fo:background-color="#ffffff" loext:char-shading-value="0" style:font-size-asian="11pt" style:font-size-complex="11pt" loext:padding="0in" loext:border="none"/>
    </style:style>
    <style:style style:name="T179" style:family="text">
      <style:text-properties fo:color="#333333" loext:opacity="100%" style:font-name="Lato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80" style:family="text">
      <style:text-properties fo:color="#333333" loext:opacity="100%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81" style:family="text">
      <style:text-properties fo:color="#333333" loext:opacity="100%" fo:font-size="11pt" fo:language="en" fo:country="GB" style:text-underline-style="none" fo:font-weight="bold" officeooo:rsid="005e9f9c" fo:background-color="#ffffff" loext:char-shading-value="0" style:font-size-asian="11pt" style:font-size-complex="11pt" loext:padding="0in" loext:border="none"/>
    </style:style>
    <style:style style:name="T182" style:family="text">
      <style:text-properties fo:color="#333333" loext:opacity="100%" fo:font-size="11pt" fo:language="en" fo:country="GB" style:text-underline-style="none" fo:font-weight="normal" officeooo:rsid="005e9f9c" fo:background-color="#ffffff" loext:char-shading-value="0" style:font-size-asian="11pt" style:font-size-complex="11pt" loext:padding="0in" loext:border="none"/>
    </style:style>
    <style:style style:name="T183" style:family="text">
      <style:text-properties fo:color="#333333" loext:opacity="100%" style:font-name="Ubuntu" fo:font-size="9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84" style:family="text">
      <style:text-properties fo:color="#333333" loext:opacity="100%" style:font-name="Ubuntu" fo:font-size="9pt" fo:language="en" fo:country="GB" style:text-underline-style="none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85" style:family="text">
      <style:text-properties fo:color="#333333" loext:opacity="100%" fo:font-size="10.5pt" fo:language="en" fo:country="GB" style:text-underline-style="none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86" style:family="text">
      <style:text-properties fo:color="#333333" loext:opacity="100%" style:font-name="Consolas1" fo:font-size="10.5pt" fo:language="en" fo:country="GB" style:text-underline-style="none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87" style:family="text">
      <style:text-properties fo:color="#333333" loext:opacity="100%" fo:font-size="9pt" fo:language="en" fo:country="GB" style:text-underline-style="none" officeooo:rsid="005e9f9c" fo:background-color="#ffffff" loext:char-shading-value="0" style:font-size-asian="10.5pt" style:font-weight-asian="normal" style:font-size-complex="10.5pt" style:font-weight-complex="normal" loext:padding="0in" loext:border="none"/>
    </style:style>
    <style:style style:name="T188" style:family="text">
      <style:text-properties fo:color="#333333" loext:opacity="100%" fo:font-size="9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89" style:family="text">
      <style:text-properties fo:color="#993366" loext:opacity="100%" style:font-name="Consolas" fo:letter-spacing="-0.0102in"/>
    </style:style>
    <style:style style:name="T190" style:family="text">
      <style:text-properties fo:color="#993366" loext:opacity="100%" style:font-name="Consolas" fo:letter-spacing="-0.0102in" officeooo:rsid="021c5f0c"/>
    </style:style>
    <style:style style:name="T191" style:family="text">
      <style:text-properties fo:color="#993366" loext:opacity="100%" style:font-name="Consolas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92" style:family="text">
      <style:text-properties fo:color="#993366" loext:opacity="100%" style:font-name="Consolas1"/>
    </style:style>
    <style:style style:name="T193" style:family="text">
      <style:text-properties fo:color="#993366" loext:opacity="100%" style:font-name="Consolas1" officeooo:rsid="0226d8d6"/>
    </style:style>
    <style:style style:name="T194" style:family="text">
      <style:text-properties fo:color="#993366" loext:opacity="100%" style:font-name="Consolas1" fo:font-size="11pt" fo:letter-spacing="-0.0102in" style:font-size-asian="11pt" style:font-size-complex="11pt"/>
    </style:style>
    <style:style style:name="T195" style:family="text">
      <style:text-properties fo:color="#993366" loext:opacity="100%" style:font-name="Consolas1" fo:font-size="11pt" fo:letter-spacing="-0.0102in" officeooo:rsid="0232ba8c" style:font-name-asian="Noto Sans Mono CJK SC" style:font-size-asian="11pt" style:font-weight-asian="normal" style:font-name-complex="Liberation Mono" style:font-size-complex="11pt" style:font-weight-complex="normal"/>
    </style:style>
    <style:style style:name="T196" style:family="text">
      <style:text-properties fo:color="#993366" loext:opacity="100%" fo:font-size="11pt" fo:language="en" fo:country="GB" style:text-underline-style="none" fo:font-weight="bold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97" style:family="text">
      <style:text-properties fo:color="#993366" loext:opacity="100%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98" style:family="text">
      <style:text-properties fo:color="#993366" loext:opacity="100%" style:font-name="Lato" fo:font-size="11pt" fo:language="en" fo:country="GB" style:text-underline-style="none" fo:font-weight="bold" officeooo:rsid="005e9f9c" fo:background-color="#ffffff" loext:char-shading-value="0" style:font-size-asian="11pt" style:font-size-complex="11pt" loext:padding="0in" loext:border="none"/>
    </style:style>
    <style:style style:name="T199" style:family="text">
      <style:text-properties fo:color="#993366" loext:opacity="100%" style:font-name="Lato" fo:font-size="11pt" fo:language="en" fo:country="GB" style:text-underline-style="none" fo:font-weight="bold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0" style:family="text">
      <style:text-properties fo:color="#993366" loext:opacity="100%" style:font-name="Lato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1" style:family="text">
      <style:text-properties fo:color="#993366" loext:opacity="100%" style:font-name="Lato" fo:font-size="11pt" fo:language="en" fo:country="GB" style:text-underline-style="none" officeooo:rsid="023598bb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2" style:family="text">
      <style:text-properties fo:color="#993366" loext:opacity="100%" style:font-name="Lato" fo:font-size="11pt" fo:letter-spacing="-0.0055in" fo:language="en" fo:country="GB" style:text-underline-style="none" fo:font-weight="bold" officeooo:rsid="02311e4f" fo:background-color="#ffffff" loext:char-shading-value="0" style:font-size-asian="11pt" style:font-weight-asian="bold" style:font-size-complex="11pt" style:font-weight-complex="bold" loext:padding="0in" loext:border="none"/>
    </style:style>
    <style:style style:name="T203" style:family="text">
      <style:text-properties fo:color="#993366" loext:opacity="100%" style:font-name="Lato" fo:font-size="11pt" fo:letter-spacing="-0.0055in" fo:language="en" fo:country="GB" style:text-underline-style="none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4" style:family="text">
      <style:text-properties fo:color="#993366" loext:opacity="100%" style:font-name="Lato" fo:font-size="11pt" fo:letter-spacing="-0.0055in" fo:language="en" fo:country="GB" style:text-underline-style="none" officeooo:rsid="023725c7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5" style:family="text">
      <style:text-properties style:font-name="Consolas"/>
    </style:style>
    <style:style style:name="T206" style:family="text">
      <style:text-properties style:font-name="Consolas" fo:font-size="10.5pt" fo:background-color="#ffffff" loext:char-shading-value="0" style:font-size-asian="10.5pt" style:font-size-complex="10.5pt" loext:padding="0in" loext:border="none"/>
    </style:style>
    <style:style style:name="T207" style:family="text">
      <style:text-properties style:font-name="Consolas" fo:font-size="11pt" fo:language="en" fo:country="GB" fo:font-style="normal" style:text-underline-style="none" fo:font-weight="normal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8" style:family="text">
      <style:text-properties style:font-name="Consolas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09" style:family="text">
      <style:text-properties style:font-name="Consolas" fo:font-size="11pt" fo:background-color="#ffffff" loext:char-shading-value="0"/>
    </style:style>
    <style:style style:name="T210" style:family="text">
      <style:text-properties fo:letter-spacing="-0.0055in"/>
    </style:style>
    <style:style style:name="T211" style:family="text">
      <style:text-properties fo:color="#000000" loext:opacity="100%" style:font-name="Fira Mono" fo:font-size="10.5pt"/>
    </style:style>
    <style:style style:name="T212" style:family="text">
      <style:text-properties style:font-name="Lato" style:text-underline-style="solid" style:text-underline-width="auto" style:text-underline-color="font-color" officeooo:rsid="012986e1"/>
    </style:style>
    <style:style style:name="T213" style:family="text">
      <style:text-properties style:font-name="Lato" style:text-underline-style="solid" style:text-underline-width="auto" style:text-underline-color="font-color" officeooo:rsid="0212495f"/>
    </style:style>
    <style:style style:name="T214" style:family="text">
      <style:text-properties style:font-name="Lato1"/>
    </style:style>
    <style:style style:name="T215" style:family="text">
      <style:text-properties style:font-name="Lato1" style:font-name-asian="Noto Serif CJK SC" style:language-asian="zxx" style:country-asian="none" style:font-style-asian="normal" style:font-name-complex="Lohit Devanagari" style:language-complex="zxx" style:country-complex="none" style:font-style-complex="normal"/>
    </style:style>
    <style:style style:name="T216" style:family="text">
      <style:text-properties fo:color="#1c1c1c" loext:opacity="100%" style:font-name="Consolas" fo:background-color="#ffffff" loext:char-shading-value="0"/>
    </style:style>
    <style:style style:name="T217" style:family="text">
      <style:text-properties fo:color="#1c1c1c" loext:opacity="100%" style:font-name="Consolas" officeooo:rsid="02266d5e" fo:background-color="#ffffff" loext:char-shading-value="0"/>
    </style:style>
    <style:style style:name="T218" style:family="text">
      <style:text-properties officeooo:rsid="020ea4ef"/>
    </style:style>
    <style:style style:name="T219" style:family="text">
      <style:text-properties officeooo:rsid="020ea4ef" loext:padding="0in" loext:border="none"/>
    </style:style>
    <style:style style:name="T220" style:family="text">
      <style:text-properties officeooo:rsid="020f8e95"/>
    </style:style>
    <style:style style:name="T221" style:family="text">
      <style:text-properties officeooo:rsid="02102451"/>
    </style:style>
    <style:style style:name="T222" style:family="text">
      <style:text-properties officeooo:rsid="021b5ff2"/>
    </style:style>
    <style:style style:name="T223" style:family="text">
      <style:text-properties officeooo:rsid="021ee5e2"/>
    </style:style>
    <style:style style:name="T224" style:family="text">
      <style:text-properties fo:color="#468a1a" loext:opacity="100%" style:font-name="Consolas" fo:background-color="#ffffff" loext:char-shading-value="0"/>
    </style:style>
    <style:style style:name="T225" style:family="text">
      <style:text-properties style:text-underline-style="solid" style:text-underline-width="auto" style:text-underline-color="font-color" officeooo:rsid="01f687eb" style:font-name-asian="Noto Serif CJK SC" style:language-asian="zxx" style:country-asian="none" style:font-style-asian="normal" style:font-name-complex="Lohit Devanagari" style:language-complex="zxx" style:country-complex="none" style:font-style-complex="normal"/>
    </style:style>
    <style:style style:name="T226" style:family="text">
      <style:text-properties style:text-underline-style="solid" style:text-underline-width="auto" style:text-underline-color="font-color" officeooo:rsid="01eeea7e" style:font-name-asian="Noto Serif CJK SC" style:language-asian="zxx" style:country-asian="none" style:font-style-asian="normal" style:font-name-complex="Lohit Devanagari" style:language-complex="zxx" style:country-complex="none" style:font-style-complex="normal"/>
    </style:style>
    <style:style style:name="T227" style:family="text">
      <style:text-properties style:font-name-asian="Noto Serif CJK SC" style:language-asian="zxx" style:country-asian="none" style:font-style-asian="normal" style:font-name-complex="Lohit Devanagari" style:language-complex="zxx" style:country-complex="none" style:font-style-complex="normal"/>
    </style:style>
    <style:style style:name="T228" style:family="text">
      <style:text-properties style:font-name="Lato"/>
    </style:style>
    <style:style style:name="T229" style:family="text">
      <style:text-properties style:font-name="Lato" fo:font-weight="bold"/>
    </style:style>
    <style:style style:name="T230" style:family="text">
      <style:text-properties style:font-name="Lato" fo:font-size="11pt" fo:language="en" fo:country="GB" style:text-underline-style="none" fo:font-weight="bold" officeooo:rsid="005e9f9c" fo:background-color="#ffffff" loext:char-shading-value="0" style:font-size-asian="11pt" style:font-size-complex="11pt" loext:padding="0in" loext:border="none"/>
    </style:style>
    <style:style style:name="T231" style:family="text">
      <style:text-properties style:font-name="Lato" fo:font-size="11pt" fo:language="en" fo:country="GB" style:text-underline-style="none" officeooo:rsid="005e9f9c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32" style:family="text">
      <style:text-properties style:font-name="Lato" fo:font-size="11pt" fo:letter-spacing="-0.0055in" fo:language="en" fo:country="GB" style:text-underline-style="none" fo:font-weight="bold" officeooo:rsid="02311e4f" fo:background-color="#ffffff" loext:char-shading-value="0" style:font-size-asian="11pt" style:font-weight-asian="bold" style:font-size-complex="11pt" style:font-weight-complex="bold" loext:padding="0in" loext:border="none"/>
    </style:style>
    <style:style style:name="T233" style:family="text">
      <style:text-properties style:font-name="Lato" fo:font-size="11pt" fo:letter-spacing="-0.0055in" fo:language="en" fo:country="GB" style:text-underline-style="none" officeooo:rsid="02311e4f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34" style:family="text">
      <style:text-properties style:font-name="Lato" fo:font-size="11pt" fo:letter-spacing="-0.0055in" fo:language="en" fo:country="GB" style:text-underline-style="none" officeooo:rsid="023725c7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35" style:family="text">
      <style:text-properties style:font-name="Lato" fo:font-size="10.5pt" fo:language="en" fo:country="GB" style:font-size-asian="10.5pt" style:font-size-complex="10.5pt"/>
    </style:style>
    <style:style style:name="T236" style:family="text">
      <style:text-properties style:font-name="Lato" fo:font-size="10.5pt" fo:language="en" fo:country="GB" fo:font-weight="bold" style:font-size-asian="10.5pt" style:font-weight-asian="bold" style:font-size-complex="10.5pt" style:font-weight-complex="bold"/>
    </style:style>
    <style:style style:name="T237" style:family="text">
      <style:text-properties fo:language="en" fo:country="GB"/>
    </style:style>
    <style:style style:name="T238" style:family="text">
      <style:text-properties fo:color="#cc3333" loext:opacity="100%" style:font-name="Fira Mono" fo:font-size="10.5pt" fo:background-color="#ffffff" loext:char-shading-value="0"/>
    </style:style>
    <style:style style:name="T239" style:family="text">
      <style:text-properties fo:color="#4f5b93" loext:opacity="100%" style:font-name="Fira Mono" fo:font-size="10.5pt" fo:background-color="#ffffff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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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1">PHP Notes Chapter </text:span><text:span text:style-name="T219">4 Arrays</text:span></text:p>
      <text:p text:style-name="P73"><text:span text:style-name="T218">In </text:span>PHP <text:s/><text:span text:style-name="T218">t</text:span>here are three types of array in PHP, <text:span text:style-name="T2">indexed</text:span><text:span text:style-name="T146">, </text:span><text:span text:style-name="T2">associative</text:span><text:span text:style-name="T146">, </text:span><text:span text:style-name="T155">&amp;</text:span><text:span text:style-name="T2"> multidimensional</text:span><text:span text:style-name="T146">. <text:s text:c="2"/></text:span>Arrays keyed on numbers are called <text:span text:style-name="T11">enumerative</text:span>. <text:s/>Arrays that have strings for keys are called <text:span text:style-name="T12">associative</text:span> arrays.</text:p>
      <text:p text:style-name="P17">Declaring and Referencing Arrays</text:p>
      <text:p text:style-name="P13">Example 1:</text:p>
      <text:p text:style-name="P43">&lt;?php</text:p>
      <text:p text:style-name="P44">// numeric index, auto assigned key</text:p>
      <text:p text:style-name="P43">$arr = array(10, 'abc', 30);</text:p>
      <text:p text:style-name="P45"/>
      <text:p text:style-name="P45">// numeric index, key explicitly set</text:p>
      <text:p text:style-name="P43">$arr = array(0 =&gt; 10, 1 =&gt; 'abc', 2 =&gt; 30 );</text:p>
      <text:p text:style-name="P45"/>
      <text:p text:style-name="P45">// associative</text:p>
      <text:p text:style-name="P43">$arr = array('name' =&gt; 'foo', 'age' =&gt; 20);</text:p>
      <text:p text:style-name="P45"/>
      <text:p text:style-name="P45">// short syntax</text:p>
      <text:p text:style-name="P43">$arr = ['name' =&gt; 'foo', 'age' =&gt; 20];</text:p>
      <text:p text:style-name="P14"/>
      <text:p text:style-name="P74"><text:span text:style-name="T88">The key</text:span><text:span text:style-name="T87"> </text:span><text:span text:style-name="T88">can either be an int</text:span><text:span text:style-name="T87"> </text:span><text:span text:style-name="T88">or a string. The value</text:span><text:span text:style-name="T87"> </text:span><text:span text:style-name="T88">can be of any type.</text:span> </text:p>
      <text:p text:style-name="P32"><text:bookmark text:name="language.types.array.key-casts"/>Additionally the following key casts will occur:</text:p>
      <text:list xml:id="list3870824496" text:style-name="L1">
        <text:list-item>
          <text:p text:style-name="P122"><text:span text:style-name="T62">Strings containing valid decimal ints, unless the number is preceded by a</text:span><text:span text:style-name="T100"> </text:span><text:span text:style-name="Source_20_Text"><text:span text:style-name="T45">+</text:span></text:span><text:span text:style-name="T100"> </text:span><text:span text:style-name="T62">sign, will be cast to the int type. E.g. the key</text:span><text:span text:style-name="T100"> </text:span><text:span text:style-name="Source_20_Text"><text:span text:style-name="T45">"8"</text:span></text:span><text:span text:style-name="T100"> </text:span><text:span text:style-name="T62">will actually be stored under</text:span><text:span text:style-name="T100"> </text:span><text:span text:style-name="Source_20_Text"><text:span text:style-name="T45">8</text:span></text:span><text:span text:style-name="T100">. </text:span><text:span text:style-name="T62">On the other hand</text:span><text:span text:style-name="T100"> </text:span><text:span text:style-name="Source_20_Text"><text:span text:style-name="T45">"08"</text:span></text:span><text:span text:style-name="T100"> </text:span><text:span text:style-name="T62">will not be cast, as it isn't a valid decimal integer.</text:span></text:p>
        </text:list-item>
        <text:list-item>
          <text:p text:style-name="P126">Floats are also cast to ints, which means that the fractional part will be truncated. </text:p>
          <text:p text:style-name="P122"><text:span text:style-name="T62">E.g. the key</text:span><text:span text:style-name="T100"> </text:span><text:span text:style-name="Source_20_Text"><text:span text:style-name="T45">8.7</text:span></text:span><text:span text:style-name="T100"> </text:span><text:span text:style-name="T62">will actually be stored under</text:span><text:span text:style-name="T100"> </text:span><text:span text:style-name="Source_20_Text"><text:span text:style-name="T45">8</text:span></text:span><text:span text:style-name="T100">.</text:span></text:p>
        </text:list-item>
        <text:list-item>
          <text:p text:style-name="P122"><text:span text:style-name="T62">Bools are cast to ints, too, i.e. the key</text:span><text:span text:style-name="T45"> </text:span><text:span text:style-name="Source_20_Text"><text:span text:style-name="T45">true</text:span></text:span><text:span text:style-name="T100"> </text:span><text:span text:style-name="T62">will actually be stored under </text:span><text:span text:style-name="Source_20_Text"><text:span text:style-name="T45">1</text:span></text:span><text:span text:style-name="T62"> and the key </text:span><text:span text:style-name="Source_20_Text"><text:span text:style-name="T45">false</text:span></text:span><text:span text:style-name="T100"> </text:span><text:span text:style-name="T62">under</text:span><text:span text:style-name="T100"> </text:span><text:span text:style-name="Source_20_Text"><text:span text:style-name="T45">0</text:span></text:span><text:span text:style-name="T100">.</text:span></text:p>
        </text:list-item>
        <text:list-item>
          <text:p text:style-name="P122"><text:span text:style-name="T45">Null</text:span><text:span text:style-name="T100"> </text:span><text:span text:style-name="T62">will be cast to the empty string, i.e. the key </text:span><text:span text:style-name="Source_20_Text"><text:span text:style-name="T62">null</text:span></text:span><text:span text:style-name="T62"> will actually be stored under </text:span><text:span text:style-name="Source_20_Text"><text:span text:style-name="T45">""</text:span></text:span><text:span text:style-name="T100">.</text:span></text:p>
        </text:list-item>
        <text:list-item>
          <text:p text:style-name="P122"><text:span text:style-name="T63">Arrays and objects </text:span><text:span text:style-name="Emphasis"><text:span text:style-name="T64">can not</text:span></text:span><text:span text:style-name="T63"> be used as keys.</text:span><text:span text:style-name="T62"> Doing so will result in a warning: </text:span><text:span text:style-name="Source_20_Text"><text:span text:style-name="T62">Illegal offset type</text:span></text:span><text:span text:style-name="T62">.</text:span></text:p>
        </text:list-item>
      </text:list>
      <text:p text:style-name="P15">Example <text:span text:style-name="T220">2</text:span>:</text:p>
      <text:p text:style-name="P76"><text:span text:style-name="T48">&lt;?php<text:line-break/>$array = array(<text:line-break/>    1    =&gt; "a",<text:line-break/>    "1"  =&gt; "b",<text:line-break/>    1.5  =&gt; "c",<text:line-break/>    true =&gt; "d",<text:line-break/>);<text:line-break/>var_dump($array);<text:line-break/>?&gt;</text:span><text:span text:style-name="T9"> </text:span></text:p>
      <text:p text:style-name="P10">array(1) {</text:p>
      <text:p text:style-name="P11"><text:s text:c="2"/>[1]=&gt;</text:p>
      <text:p text:style-name="P11"><text:s text:c="2"/>string(1) "d"</text:p>
      <text:p text:style-name="P11">}</text:p>
      <text:p text:style-name="P90"><text:soft-page-break/>Negative array keys have no special meaning in PHP, as <text:s/>they can be the keys of an associative array </text:p>
      <text:p text:style-name="P16">Example <text:span text:style-name="T221">3</text:span>:</text:p>
      <text:p text:style-name="P1">&lt;?php<text:line-break/>$a = [1=&gt;1, -1=&gt;-1, -2.8=&gt;-2];<text:line-break/>var_export($a);</text:p>
      <text:p text:style-name="P1">?&gt;</text:p>
      <text:p text:style-name="P95"><text:line-break/><text:span text:style-name="T169">array (</text:span></text:p>
      <text:p text:style-name="P7"><text:s text:c="2"/>1 =&gt; 1,</text:p>
      <text:p text:style-name="P7"><text:s text:c="2"/>-1 =&gt; -1,</text:p>
      <text:p text:style-name="P7"><text:s text:c="2"/>-2 =&gt; -2,</text:p>
      <text:p text:style-name="P8">)</text:p>
      <text:p text:style-name="P94">It is possible to specify the key only for some elements and leave it out for others: </text:p>
      <text:p text:style-name="P30"><text:span text:style-name="T212">Example </text:span><text:span text:style-name="T213">4</text:span><text:span text:style-name="T212">:</text:span></text:p>
      <text:p text:style-name="P3">&lt;?php<text:line-break/>$array = array(<text:line-break/> <text:s text:c="8"/>"a",<text:line-break/> <text:s text:c="8"/>"b",<text:line-break/> <text:s text:c="3"/>6 =&gt; "c",<text:line-break/> <text:s text:c="8"/>"d",<text:line-break/>);<text:line-break/>var_export($array);<text:line-break/>?&gt;</text:p>
      <text:p text:style-name="P9">array (</text:p>
      <text:p text:style-name="P9"><text:s text:c="2"/>0 =&gt; 'a',</text:p>
      <text:p text:style-name="P9"><text:s text:c="2"/>1 =&gt; 'b',</text:p>
      <text:p text:style-name="P9"><text:s text:c="2"/>6 =&gt; 'c',</text:p>
      <text:p text:style-name="P9"><text:s text:c="2"/>7 =&gt; 'd',</text:p>
      <text:p text:style-name="P9">)</text:p>
      <text:p text:style-name="P9"/>
      <text:p text:style-name="P26"><text:span text:style-name="T210">As you can see the last value </text:span><text:span text:style-name="Source_20_Text"><text:span text:style-name="T10">"d"</text:span></text:span><text:span text:style-name="T210"> was assigned the key</text:span><text:span text:style-name="T13"> </text:span><text:span text:style-name="Source_20_Text"><text:span text:style-name="T10">7</text:span></text:span><text:span text:style-name="T210">. This is because the largest integer key before that was</text:span><text:span text:style-name="T13"> </text:span><text:span text:style-name="Source_20_Text"><text:span text:style-name="T10">6</text:span></text:span><text:span text:style-name="T210">. </text:span></text:p>
      <text:p text:style-name="P60"><text:span text:style-name="Source_20_Text"><text:span text:style-name="T51">Example 5 (This example includes all variations of type casting of keys and overwriting of elements):</text:span></text:span></text:p>
      <text:p text:style-name="P139"><text:span text:style-name="Source_20_Text"><text:span text:style-name="T42">&lt;?php<text:line-break/>$array = array(</text:span></text:span></text:p>
      <text:p text:style-name="P57"><text:span text:style-name="Source_20_Text"><text:span text:style-name="T42">    1     =&gt; 'a',</text:span></text:span></text:p>
      <text:p text:style-name="P57"><text:span text:style-name="Source_20_Text"><text:span text:style-name="T42">    '1'   =&gt; 'b', <text:tab/><text:tab/></text:span></text:span><text:span text:style-name="Source_20_Text"><text:span text:style-name="T109">// the value "a" will be overwritten by "b"</text:span></text:span></text:p>
      <text:p text:style-name="P57"><text:span text:style-name="Source_20_Text"><text:span text:style-name="T42">    1.5   =&gt; 'c', <text:tab/><text:tab/></text:span></text:span><text:span text:style-name="Source_20_Text"><text:span text:style-name="T109">// the value "b" will be overwritten by "c"</text:span></text:span></text:p>
      <text:p text:style-name="P57"><text:span text:style-name="Source_20_Text"><text:span text:style-name="T42">    -1  <text:s text:c="2"/>=&gt; 'd',<text:line-break/>    '01'  =&gt; 'e', <text:tab/><text:tab/></text:span></text:span><text:span text:style-name="Source_20_Text"><text:span text:style-name="T109">// as this is not an integer string it will NOT override the key for 1</text:span></text:span></text:p>
      <text:p text:style-name="P57"><text:span text:style-name="Source_20_Text"><text:span text:style-name="T42">    '1.5' =&gt; 'f', <text:tab/><text:tab/></text:span></text:span><text:span text:style-name="Source_20_Text"><text:span text:style-name="T109">// as this is not an integer string it will NOT override the key for 1</text:span></text:span></text:p>
      <text:p text:style-name="P57"><text:span text:style-name="Source_20_Text"><text:span text:style-name="T42">    true  =&gt; 'g', <text:tab/><text:tab/></text:span></text:span><text:span text:style-name="Source_20_Text"><text:span text:style-name="T109">// the value "c" will be overwritten by "g"</text:span></text:span></text:p>
      <text:p text:style-name="P57"><text:span text:style-name="Source_20_Text"><text:span text:style-name="T42">    false =&gt; 'h',</text:span></text:span></text:p>
      <text:p text:style-name="P57"><text:span text:style-name="Source_20_Text"><text:span text:style-name="T42">    ''  <text:s text:c="2"/>=&gt; 'i',</text:span></text:span></text:p>
      <text:p text:style-name="P57"><text:span text:style-name="Source_20_Text"><text:span text:style-name="T42">    null  =&gt; 'j', <text:tab/><text:tab/></text:span></text:span><text:span text:style-name="Source_20_Text"><text:span text:style-name="T109">// the value "i" will be overwritten by "j"</text:span></text:span></text:p>
      <text:p text:style-name="P57"><text:span text:style-name="Source_20_Text"><text:span text:style-name="T42">    'k', <text:tab/><text:tab/><text:tab/></text:span></text:span><text:span text:style-name="Source_20_Text"><text:span text:style-name="T110">// value "k" is assigned the key 2. This is because the largest integer key before that was 1</text:span></text:span></text:p>
      <text:p text:style-name="P139"><text:span text:style-name="Source_20_Text"><text:span text:style-name="T42">    2  <text:s text:c="3"/>=&gt; 'l', <text:tab/><text:tab/></text:span></text:span><text:span text:style-name="Source_20_Text"><text:span text:style-name="T109">// the value "k" will be overwritten by "l"</text:span></text:span></text:p>
      <text:p text:style-name="P139"><text:span text:style-name="Source_20_Text"><text:span text:style-name="T42">);</text:span></text:span></text:p>
      <text:p text:style-name="P57"><text:soft-page-break/><text:span text:style-name="Source_20_Text"><text:span text:style-name="T42">?&gt;</text:span></text:span></text:p>
      <text:p text:style-name="P61"><text:span text:style-name="Source_20_Text"><text:span text:style-name="T51">Example 6 ( Accessing array elements )</text:span></text:span></text:p>
      <text:p text:style-name="P59"><text:span text:style-name="Source_20_Text"><text:span text:style-name="T42">&lt;?php<text:line-break/>$array = array(<text:line-break/>    "foo" =&gt; "bar",<text:line-break/>    42    =&gt; 24,<text:line-break/>    "multi" =&gt; array(<text:line-break/>         "dimensional" =&gt; array(<text:line-break/>             "array" =&gt; "foo"<text:line-break/>         )<text:line-break/>    )<text:line-break/>);<text:line-break/><text:line-break/>var_dump($array["foo"]);</text:span></text:span></text:p>
      <text:p text:style-name="P59"><text:span text:style-name="Source_20_Text"><text:span text:style-name="T42">var_dump($array[42]);</text:span></text:span></text:p>
      <text:p text:style-name="P59"><text:span text:style-name="Source_20_Text"><text:span text:style-name="T42">var_dump($array["multi"]["dimensional"]["array"]);<text:line-break/>?&gt; </text:span></text:span></text:p>
      <text:p text:style-name="P58"><text:span text:style-name="Source_20_Text"><text:span text:style-name="T103">string(3) "bar"</text:span></text:span></text:p>
      <text:p text:style-name="P12"><text:span text:style-name="Source_20_Text"><text:span text:style-name="T206">int(24)</text:span></text:span></text:p>
      <text:p text:style-name="P70"><text:span text:style-name="Source_20_Text"><text:span text:style-name="T103">string(3) "foo"</text:span></text:span></text:p>
      <text:p text:style-name="P57"><text:span text:style-name="Source_20_Text"><text:span text:style-name="T42"/></text:span></text:p>
      <text:p text:style-name="P57"><text:span text:style-name="Source_20_Text"><text:span text:style-name="T42"/></text:span></text:p>
      <text:p text:style-name="P69"><text:span text:style-name="Strong_20_Emphasis"><text:span text:style-name="T60">Note</text:span></text:span><text:span text:style-name="T60">:</text:span><text:span text:style-name="T59"><text:tab/>Prior to PHP 8.0.0, square brackets and curly braces could be used interchangeably for accessing array elements (e.g. </text:span><text:span text:style-name="Source_20_Text"><text:span text:style-name="T39">$array[42]</text:span></text:span><text:span text:style-name="T59"> and </text:span><text:span text:style-name="Source_20_Text"><text:span text:style-name="T39">$array{42}</text:span></text:span><text:span text:style-name="T59"> would both do the same thing in the example above). </text:span></text:p>
      <text:p text:style-name="P33">The curly brace syntax was deprecated as of PHP 7.4.0 and no longer supported as of PHP 8.0.0.</text:p>
      <text:p text:style-name="P62"/>
      <text:p text:style-name="P62"/>
      <text:p text:style-name="P63"><text:span text:style-name="Strong_20_Emphasis"><text:span text:style-name="T56">Note</text:span></text:span><text:span text:style-name="T56">:<text:tab/></text:span><text:span text:style-name="T55">Attempting to access an array key which has not been defined is the same as accessing any other undefined variable: an </text:span><text:span text:style-name="Strong_20_Emphasis"><text:span text:style-name="Source_20_Text"><text:span text:style-name="T56">E_NOTICE</text:span></text:span></text:span><text:span text:style-name="T55">-level error message will be issued, and the result will be </text:span><text:span text:style-name="Strong_20_Emphasis"><text:span text:style-name="Source_20_Text"><text:span text:style-name="T56">null</text:span></text:span></text:span><text:span text:style-name="T55">.</text:span></text:p>
      <text:p text:style-name="P2"/>
      <text:p text:style-name="P2"/>
      <text:p text:style-name="P67"><text:span text:style-name="Strong_20_Emphasis"><text:span text:style-name="T56">Warning:</text:span></text:span><text:span text:style-name="Strong_20_Emphasis"><text:span text:style-name="T58"> <text:tab/></text:span></text:span><text:span text:style-name="T55">The fallback to treat an undefined constant as bare string issues an error of level </text:span><text:span text:style-name="Source_20_Text"><text:span text:style-name="T55">E_NOTICE</text:span></text:span><text:span text:style-name="T55">. This has been deprecated as of PHP 7.2.0, and issues an error of level </text:span><text:span text:style-name="Source_20_Text"><text:span text:style-name="T55">E_WARNING</text:span></text:span><text:span text:style-name="T55">. As of PHP 8.0.0, it has been removed and throws an </text:span><text:a xlink:type="simple" xlink:href="https://www.php.net/manual/en/class.error.php" text:style-name="Internet_20_link" text:visited-style-name="Visited_20_Internet_20_Link"><text:span text:style-name="T68">Error</text:span></text:a><text:span text:style-name="T55"> exception.</text:span></text:p>
      <text:p text:style-name="P68"><text:span text:style-name="Source_20_Text"><text:span text:style-name="T39">$a = ['b'=&gt;['c', 'd']];<text:line-break/>var_export($a[b]);<text:tab/></text:span></text:span></text:p>
      <text:p text:style-name="P5"><text:span text:style-name="Source_20_Text"><text:span text:style-name="T165">NOTICE Use of undefined constant b - assumed 'b' on line number </text:span></text:span><text:span text:style-name="Source_20_Text"><text:span text:style-name="T166">3</text:span></text:span><text:span text:style-name="Source_20_Text"><text:span text:style-name="T165"><text:line-break/>array ( 0 =&gt; 'c', 1 =&gt; 'd', ) </text:span></text:span></text:p>
      <text:p text:style-name="P6"/>
      <text:p text:style-name="P6"/>
      <text:p text:style-name="P63"><text:span text:style-name="Strong_20_Emphasis"><text:span text:style-name="T56">Note</text:span></text:span><text:span text:style-name="T56">: <text:tab/></text:span><text:span text:style-name="T55">As of PHP 7.1.0, applying the empty index operator on a string throws a fatal error. Formerly, the string was silently converted to an array. </text:span></text:p>
      <text:p text:style-name="P35"><text:span text:style-name="Source_20_Text"><text:span text:style-name="T167"/></text:span></text:p>
      <text:p text:style-name="P71"><text:span text:style-name="Source_20_Text"><text:span text:style-name="T39">$var = 'somestring';</text:span></text:span></text:p>
      <text:p text:style-name="P72"><text:span text:style-name="Source_20_Text"><text:span text:style-name="T39">$var[] = 'a'; </text:span></text:span></text:p>
      <text:p text:style-name="P34"><text:span text:style-name="Source_20_Text"><text:span text:style-name="T94">In PHP &lt; 7.1:<text:tab/></text:span></text:span><text:span text:style-name="Source_20_Text"><text:span text:style-name="T4">['somestring', 'a']</text:span></text:span></text:p>
      <text:p text:style-name="P36"><text:span text:style-name="Source_20_Text"><text:span text:style-name="T167">In PHP &gt;= 7.1:<text:tab/></text:span></text:span><text:span text:style-name="Source_20_Text"><text:span text:style-name="T4">Fatal error: Uncaught Error: [] operator not supported for strings</text:span></text:span></text:p>
      <text:p text:style-name="P29"><text:soft-page-break/>If <text:span text:style-name="T222">no</text:span> key <text:span text:style-name="T222">is </text:span>specify in the brackets, PHP assumes that you are trying to reference a new element.</text:p>
      <text:p text:style-name="P39"><text:span text:style-name="Source_20_Text"><text:span text:style-name="T147">Example </text:span></text:span><text:span text:style-name="Source_20_Text"><text:span text:style-name="T149">7</text:span></text:span></text:p>
      <text:p text:style-name="P46"><text:span text:style-name="Source_20_Text"><text:span text:style-name="T41">&lt;?php </text:span></text:span></text:p>
      <text:p text:style-name="P46"><text:span text:style-name="Source_20_Text"><text:span text:style-name="T41">$arr = [0=&gt;'id', 'name'=&gt;'foo', 'age'=&gt;20];</text:span></text:span></text:p>
      <text:p text:style-name="P51"><text:span text:style-name="Source_20_Text"><text:span text:style-name="T41">$arr[] = 'example';</text:span></text:span></text:p>
      <text:p text:style-name="P51"><text:span text:style-name="Source_20_Text"><text:span text:style-name="T41">print_r($arr);</text:span></text:span></text:p>
      <text:p text:style-name="P51"><text:span text:style-name="Source_20_Text"><text:span text:style-name="T41">?&gt;</text:span></text:span></text:p>
      <text:p text:style-name="P52"><text:span text:style-name="Source_20_Text"><text:span text:style-name="T104">Array ( [0] =&gt; id [name] =&gt; foo [age] =&gt; 20 [1] =&gt; example ) </text:span></text:span></text:p>
      <text:p text:style-name="P4"/>
      <text:p text:style-name="P25"><text:span text:style-name="T145">Note:</text:span> that PHP chose the key by incrementing the highest numeric key in the array.</text:p>
      <text:p text:style-name="P17">Functions That Create an Array</text:p>
      <text:p text:style-name="P24"><text:span text:style-name="Strong_20_Emphasis"><text:span text:style-name="T125">explode</text:span></text:span><text:span text:style-name="T117">(</text:span><text:span text:style-name="T138">string</text:span><text:span text:style-name="T117"> </text:span><text:span text:style-name="Source_20_Text"><text:span text:style-name="T124">$separator</text:span></text:span><text:span text:style-name="T117">, </text:span><text:span text:style-name="T138">string</text:span><text:span text:style-name="T117"> </text:span><text:span text:style-name="Source_20_Text"><text:span text:style-name="T124">$string</text:span></text:span><text:span text:style-name="T117">, </text:span><text:span text:style-name="T138">int</text:span><text:span text:style-name="T117"> </text:span><text:span text:style-name="Source_20_Text"><text:span text:style-name="T124">$limit</text:span></text:span><text:span text:style-name="T189"> = </text:span><text:span text:style-name="T190">PHP_INT_MAX</text:span><text:span text:style-name="T117">): </text:span><text:span text:style-name="T138">array</text:span><text:span text:style-name="T205"> </text:span></text:p>
      <text:p text:style-name="P64"><text:span text:style-name="T55">explode() — Returns an array of strings, each of which is a substring of </text:span><text:span text:style-name="Source_20_Text"><text:span text:style-name="T55">string</text:span></text:span><text:span text:style-name="T55"> formed by splitting it on boundaries formed by the string </text:span><text:span text:style-name="Source_20_Text"><text:span text:style-name="T55">separator</text:span></text:span><text:span text:style-name="T55">. </text:span></text:p>
      <text:p text:style-name="P40"><text:span text:style-name="Source_20_Text"><text:span text:style-name="T147">Example </text:span></text:span><text:span text:style-name="Source_20_Text"><text:span text:style-name="T150">8:</text:span></text:span></text:p>
      <text:p text:style-name="P54"><text:span text:style-name="Source_20_Text"><text:span text:style-name="T41">&lt;?php</text:span></text:span></text:p>
      <text:p text:style-name="P54"><text:span text:style-name="Source_20_Text"><text:span text:style-name="T41">var_export(explode(" ", "Hello world. It's a beautiful day."));</text:span></text:span></text:p>
      <text:p text:style-name="P47"><text:span text:style-name="Source_20_Text"><text:span text:style-name="T41">?&gt;</text:span></text:span></text:p>
      <text:p text:style-name="P53"><text:span text:style-name="Source_20_Text"><text:span text:style-name="T102">array ( 0 =&gt; 'Hello', 1 =&gt; 'world.', 2 =&gt; 'It\'s', 3 =&gt; 'a', 4 =&gt; 'beautiful', 5 =&gt; 'day.', )</text:span></text:span><text:span text:style-name="Source_20_Text"><text:span text:style-name="T104"> </text:span></text:span></text:p>
      <text:list xml:id="list3612196903" text:style-name="L2">
        <text:list-item>
          <text:p text:style-name="P137"><text:span text:style-name="T67">If </text:span><text:span text:style-name="Source_20_Text"><text:span text:style-name="T44">limit</text:span></text:span><text:span text:style-name="T67"> is set and positive, the returned array will contain a maximum of </text:span><text:span text:style-name="Source_20_Text"><text:span text:style-name="T44">limit elements</text:span></text:span><text:span text:style-name="T67"> with the last element containing the </text:span><text:span text:style-name="Source_20_Text"><text:span text:style-name="T44">rest of string</text:span></text:span><text:span text:style-name="T67">. <text:s/></text:span><text:span text:style-name="T66">By d</text:span><text:span text:style-name="T67">efault</text:span><text:span text:style-name="T66"> </text:span><text:span text:style-name="T67"><text:s/></text:span><text:span text:style-name="T46">PHP_INT_MAX</text:span><text:span text:style-name="T67"> <text:s/></text:span><text:span text:style-name="T66">it will </text:span><text:span text:style-name="T67">return as many items as it can</text:span><text:span text:style-name="T61">.</text:span></text:p>
        </text:list-item>
        <text:list-item>
          <text:p text:style-name="P137"><text:span text:style-name="T65">If the </text:span><text:span text:style-name="Source_20_Text"><text:span text:style-name="T43">limit</text:span></text:span><text:span text:style-name="T65"> parameter is negative, all components except the </text:span><text:span text:style-name="Source_20_Text"><text:span text:style-name="T43">last -limit</text:span></text:span><text:span text:style-name="T65"> are returned.</text:span></text:p>
        </text:list-item>
        <text:list-item>
          <text:p text:style-name="P138"><text:span text:style-name="T65">If the </text:span><text:span text:style-name="Source_20_Text"><text:span text:style-name="T43">limit</text:span></text:span><text:span text:style-name="T65"> parameter is </text:span><text:span text:style-name="Source_20_Text"><text:span text:style-name="T43">zero</text:span></text:span><text:span text:style-name="T65">, then this is treated as </text:span><text:span text:style-name="Source_20_Text"><text:span text:style-name="T43">1</text:span></text:span><text:span text:style-name="Source_20_Text"><text:span text:style-name="T65">.</text:span></text:span></text:p>
        </text:list-item>
      </text:list>
      <text:p text:style-name="P41"><text:span text:style-name="Source_20_Text"><text:span text:style-name="T51">Example </text:span></text:span><text:span text:style-name="Source_20_Text"><text:span text:style-name="T151">9</text:span></text:span><text:span text:style-name="Source_20_Text"><text:span text:style-name="T52">:</text:span></text:span></text:p>
      <text:p text:style-name="P56"><text:span text:style-name="Source_20_Text"><text:span text:style-name="T39">&lt;?php</text:span></text:span></text:p>
      <text:p text:style-name="P55"><text:span text:style-name="Source_20_Text"><text:span text:style-name="T39">$str = "one,two,'three,four,five,six";</text:span></text:span></text:p>
      <text:p text:style-name="P55"><text:span text:style-name="Source_20_Text"><text:span text:style-name="T39"/></text:span></text:p>
      <text:p text:style-name="P55"><text:span text:style-name="Source_20_Text"><text:span text:style-name="T39">var_export(explode(',', $str, 3));</text:span></text:span></text:p>
      <text:p text:style-name="P55"><text:span text:style-name="Source_20_Text"><text:span text:style-name="T111">// array ( 0 =&gt; 'one', 1 =&gt; 'two', 2 =&gt; '\'three,four,five,six', ) </text:span></text:span></text:p>
      <text:p text:style-name="P55"><text:span text:style-name="Source_20_Text"><text:span text:style-name="T39"/></text:span></text:p>
      <text:p text:style-name="P49"><text:span text:style-name="Source_20_Text"><text:span text:style-name="T41">var_export(explode(',', $str, 0));</text:span></text:span></text:p>
      <text:p text:style-name="P49"><text:span text:style-name="Source_20_Text"><text:span text:style-name="T112">// array ( 0 =&gt; 'one,two,\'three,four,five,six', ) </text:span></text:span></text:p>
      <text:p text:style-name="P49"><text:span text:style-name="Source_20_Text"><text:span text:style-name="T39"/></text:span></text:p>
      <text:p text:style-name="P49"><text:span text:style-name="Source_20_Text"><text:span text:style-name="T41">var_export(explode(',', $str, -2));</text:span></text:span></text:p>
      <text:p text:style-name="P48"><text:span text:style-name="Source_20_Text"><text:span text:style-name="T112">// array ( 0 =&gt; 'one', 1 =&gt; 'two', 2 =&gt; '\'three', 3 =&gt; 'four', )</text:span></text:span><text:span text:style-name="Source_20_Text"><text:span text:style-name="T41"> </text:span></text:span></text:p>
      <text:p text:style-name="P50"><text:span text:style-name="Source_20_Text"><text:span text:style-name="T41">?&gt;</text:span></text:span></text:p>
      <text:p text:style-name="P31"><text:span text:style-name="T145">Note:</text:span> <text:s/>the <text:span text:style-name="Source_20_Text"><text:span text:style-name="T214">separator can be a </text:span></text:span><text:s/>single character (like a comma ), or it could be of any length <text:s/><text:span text:style-name="T223">of </text:span><text:s/>character<text:span text:style-name="T223">s</text:span>.</text:p>
      <text:p text:style-name="P27"><text:soft-page-break/><text:span text:style-name="Strong_20_Emphasis"><text:span text:style-name="T126">implode</text:span></text:span><text:span text:style-name="T118">(</text:span><text:span text:style-name="T139">string</text:span><text:span text:style-name="T118"> </text:span><text:span text:style-name="Source_20_Text"><text:span text:style-name="T127">$separator</text:span></text:span><text:span text:style-name="T118">, </text:span><text:span text:style-name="T139">array</text:span><text:span text:style-name="T118"> </text:span><text:span text:style-name="Source_20_Text"><text:span text:style-name="T127">$array</text:span></text:span><text:span text:style-name="T118">): </text:span><text:span text:style-name="T139">string</text:span></text:p>
      <text:p text:style-name="P37"/>
      <text:p text:style-name="P27">Alternative signature (not supported with named arguments):</text:p>
      <text:p text:style-name="P65"><text:span text:style-name="Strong_20_Emphasis"><text:span text:style-name="T29">implode</text:span></text:span><text:span text:style-name="T25">(</text:span><text:span text:style-name="T35">array</text:span><text:span text:style-name="T25"> </text:span><text:span text:style-name="Source_20_Text"><text:span text:style-name="T29">$array</text:span></text:span><text:span text:style-name="T25">): </text:span><text:span text:style-name="T35">string</text:span></text:p>
      <text:p text:style-name="P38"/>
      <text:p text:style-name="P28">Legacy signature (deprecated as of PHP 7.4.0, removed as of PHP 8.0.0):</text:p>
      <text:p text:style-name="P66"><text:span text:style-name="Strong_20_Emphasis"><text:span text:style-name="T29">implode</text:span></text:span><text:span text:style-name="T25">(</text:span><text:span text:style-name="T35">array</text:span><text:span text:style-name="T25"> </text:span><text:span text:style-name="Source_20_Text"><text:span text:style-name="T29">$array</text:span></text:span><text:span text:style-name="T25">, </text:span><text:span text:style-name="T35">string</text:span><text:span text:style-name="T25"> </text:span><text:span text:style-name="Source_20_Text"><text:span text:style-name="T29">$separator</text:span></text:span><text:span text:style-name="T25">): </text:span><text:span text:style-name="T35">string</text:span></text:p>
      <text:p text:style-name="P42"><text:span text:style-name="Source_20_Text"><text:span text:style-name="T147"/></text:span></text:p>
      <text:p text:style-name="P42"><text:span text:style-name="Source_20_Text"><text:span text:style-name="T147">Example </text:span></text:span><text:span text:style-name="Source_20_Text"><text:span text:style-name="T152">10</text:span></text:span><text:span text:style-name="Source_20_Text"><text:span text:style-name="T150">:</text:span></text:span></text:p>
      <text:p text:style-name="P19"><text:span text:style-name="Source_20_Text"><text:span text:style-name="T7">&lt;?php</text:span></text:span></text:p>
      <text:p text:style-name="P18"><text:span text:style-name="Source_20_Text"><text:span text:style-name="T7">$arr = array('lastname', 'email', 'phone');</text:span></text:span></text:p>
      <text:p text:style-name="P21"><text:span text:style-name="Source_20_Text"><text:span text:style-name="T7">$comma_separated = implode(",", $arr);</text:span></text:span></text:p>
      <text:p text:style-name="P20"><text:span text:style-name="Source_20_Text"><text:span text:style-name="T7">echo $comma_separated; <text:tab/><text:tab/><text:tab/><text:tab/></text:span></text:span><text:span text:style-name="Source_20_Text"><text:span text:style-name="T173">// lastname,email,phone</text:span></text:span></text:p>
      <text:p text:style-name="P22"><text:span text:style-name="Source_20_Text"><text:span text:style-name="T224">// Empty string when using an empty array:</text:span></text:span></text:p>
      <text:p text:style-name="P19"><text:span text:style-name="Source_20_Text"><text:span text:style-name="T7">var_dump(implode('hello', array())); <text:tab/></text:span></text:span><text:span text:style-name="Source_20_Text"><text:span text:style-name="T173">// string(0) ""</text:span></text:span></text:p>
      <text:p text:style-name="P23"><text:span text:style-name="Source_20_Text"><text:span text:style-name="T7">?&gt;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/text:p>
      <text:p text:style-name="P104"><text:soft-page-break/><text:span text:style-name="T225">O</text:span><text:span text:style-name="T226">ther </text:span><text:span text:style-name="T225">f</text:span><text:span text:style-name="T226">unction and </text:span><text:span text:style-name="T225">c</text:span><text:span text:style-name="T226">lasses </text:span><text:span text:style-name="T225">mentioned but not covered:</text:span></text:p>
      <text:p text:style-name="P85"><text:span text:style-name="Strong_20_Emphasis"><text:span text:style-name="T57"/></text:span></text:p>
      <text:p text:style-name="P85"><text:span text:style-name="Strong_20_Emphasis"><text:span text:style-name="T57">array_values()</text:span></text:span><text:span text:style-name="Strong_20_Emphasis"><text:span text:style-name="T54"> </text:span></text:span><text:span text:style-name="Strong_20_Emphasis"><text:span text:style-name="T99">—</text:span></text:span><text:span text:style-name="T54"> returns all the values from the </text:span><text:span text:style-name="Source_20_Text"><text:span text:style-name="T40">array</text:span></text:span><text:span text:style-name="T54"> and indexes the array numerically.</text:span></text:p>
      <text:p text:style-name="P84"><text:span text:style-name="Strong_20_Emphasis"><text:span text:style-name="T30">array_values</text:span></text:span><text:span text:style-name="T26">(</text:span><text:span text:style-name="T36">array</text:span><text:span text:style-name="T26"> </text:span><text:span text:style-name="Source_20_Text"><text:span text:style-name="T31">$array</text:span></text:span><text:span text:style-name="T26">): </text:span><text:span text:style-name="T36">array</text:span></text:p>
      <text:p text:style-name="P109"><text:span text:style-name="Source_20_Text"><text:span text:style-name="T147">Example:</text:span></text:span></text:p>
      <text:p text:style-name="P92"><text:span text:style-name="Source_20_Text"><text:span text:style-name="T7">&lt;?php<text:line-break/>$array = array("size" =&gt; "XL", "color" =&gt; "gold");<text:line-break/>print_r(array_values($array));<text:line-break/>?&gt;</text:span></text:span></text:p>
      <text:p text:style-name="P82"><text:span text:style-name="Source_20_Text"><text:span text:style-name="T171">// Array ( [0] =&gt; XL <text:s/>[1] =&gt; gold )</text:span></text:span></text:p>
      <text:p text:style-name="P24"/>
      <text:p text:style-name="P24"/>
      <text:p text:style-name="P24"/>
      <text:p text:style-name="P103"><text:span text:style-name="Strong_20_Emphasis">array_keys()</text:span> — Return all the keys or a subset of the keys of an array</text:p>
      <text:p text:style-name="P24"><text:span text:style-name="Strong_20_Emphasis"><text:span text:style-name="T133">array_keys</text:span></text:span><text:span text:style-name="T121">(</text:span><text:span text:style-name="T143">array</text:span><text:span text:style-name="T121"> </text:span><text:span text:style-name="Source_20_Text"><text:span text:style-name="T134">$array</text:span></text:span><text:span text:style-name="T121">): </text:span><text:span text:style-name="T143">array</text:span></text:p>
      <text:p text:style-name="Standard"><text:span text:style-name="Strong_20_Emphasis"><text:span text:style-name="T34">array_keys</text:span></text:span><text:span text:style-name="T28">(</text:span><text:span text:style-name="T38">array</text:span><text:span text:style-name="T28"> </text:span><text:span text:style-name="Source_20_Text"><text:span text:style-name="T34">$array</text:span></text:span><text:span text:style-name="T28">,</text:span><text:span text:style-name="Source_20_Text"><text:span text:style-name="T34"> mixed</text:span></text:span><text:span text:style-name="T28"> </text:span><text:span text:style-name="Source_20_Text"><text:span text:style-name="T34">$search_value</text:span></text:span><text:span text:style-name="T28">, </text:span><text:span text:style-name="T38">bool</text:span><text:span text:style-name="T28"> </text:span><text:span text:style-name="Source_20_Text"><text:span text:style-name="T34">$strict</text:span></text:span><text:span text:style-name="T89"> = </text:span><text:span text:style-name="Strong_20_Emphasis"><text:span text:style-name="Source_20_Text"><text:span text:style-name="T90">false</text:span></text:span></text:span><text:span text:style-name="T28">): </text:span><text:span text:style-name="T38">array</text:span></text:p>
      <text:p text:style-name="P24"/>
      <text:p text:style-name="P24"><text:span text:style-name="T227">If a </text:span><text:span text:style-name="Source_20_Text"><text:span text:style-name="T8">search_value</text:span></text:span><text:span text:style-name="T227"> is specified, then only the keys for that value are returned. Otherwise, all the keys from the </text:span><text:span text:style-name="Source_20_Text"><text:span text:style-name="T215">array</text:span></text:span><text:span text:style-name="T227"> are returned.</text:span></text:p>
      <text:p text:style-name="P110"><text:span text:style-name="Source_20_Text"><text:span text:style-name="T148">Example:</text:span></text:span></text:p>
      <text:p text:style-name="P97"><text:span text:style-name="Source_20_Text"><text:span text:style-name="T7">&lt;?php</text:span></text:span></text:p>
      <text:p text:style-name="P97"><text:span text:style-name="Source_20_Text"><text:span text:style-name="T7">$array = array(0 =&gt; 100, "color" =&gt; "red");</text:span></text:span></text:p>
      <text:p text:style-name="P97"><text:span text:style-name="Source_20_Text"><text:span text:style-name="T7">print_r(array_keys($array));</text:span></text:span></text:p>
      <text:p text:style-name="P97"><text:span text:style-name="Source_20_Text"><text:span text:style-name="T7"/></text:span></text:p>
      <text:p text:style-name="P97"><text:span text:style-name="Source_20_Text"><text:span text:style-name="T7">$array = array("blue", "red", "green", "blue", "blue");</text:span></text:span></text:p>
      <text:p text:style-name="P97"><text:span text:style-name="Source_20_Text"><text:span text:style-name="T7">print_r(array_keys($array, "blue"));</text:span></text:span></text:p>
      <text:p text:style-name="P96"><text:span text:style-name="Source_20_Text"><text:span text:style-name="T7">?&gt;</text:span></text:span></text:p>
      <text:p text:style-name="P80"><text:span text:style-name="Source_20_Text"><text:span text:style-name="T207">Array ([0] =&gt; 0 <text:s/>[1] =&gt; color )</text:span></text:span></text:p>
      <text:p text:style-name="P81"><text:span text:style-name="Source_20_Text"><text:span text:style-name="T209">Array ([0] =&gt; 0 <text:s/>[1] =&gt; 3 <text:s/>[2] =&gt; 4 )</text:span></text:span></text:p>
      <text:p text:style-name="P117"/>
      <text:p text:style-name="P93"><text:span text:style-name="Strong_20_Emphasis"><text:span text:style-name="T177"/></text:span></text:p>
      <text:p text:style-name="P93"><text:span text:style-name="Strong_20_Emphasis"><text:span text:style-name="T177"/></text:span></text:p>
      <text:p text:style-name="P93"><text:span text:style-name="Strong_20_Emphasis"><text:span text:style-name="T177"/></text:span></text:p>
      <text:p text:style-name="P93"><text:soft-page-break/><text:span text:style-name="Strong_20_Emphasis"><text:span text:style-name="T229">array_key_exists()</text:span></text:span><text:span text:style-name="T228"> returns </text:span><text:span text:style-name="Strong_20_Emphasis"><text:span text:style-name="Source_20_Text"><text:span text:style-name="T228">true</text:span></text:span></text:span><text:span text:style-name="T228"> if the given </text:span><text:span text:style-name="Source_20_Text"><text:span text:style-name="T7">key</text:span></text:span><text:span text:style-name="T228"> is set in the array. </text:span></text:p>
      <text:p text:style-name="P24"><text:span text:style-name="Strong_20_Emphasis"><text:span text:style-name="T131">array_key_exists</text:span></text:span><text:span text:style-name="T120">(</text:span><text:span text:style-name="T142">string|int</text:span><text:span text:style-name="T120"> </text:span><text:span text:style-name="Source_20_Text"><text:span text:style-name="T130">$key</text:span></text:span><text:span text:style-name="T120">, </text:span><text:span text:style-name="T142">array</text:span><text:span text:style-name="T120"> </text:span><text:span text:style-name="Source_20_Text"><text:span text:style-name="T130">$array</text:span></text:span><text:span text:style-name="T120">): </text:span><text:span text:style-name="T142">bool</text:span></text:p>
      <text:p text:style-name="P110"><text:span text:style-name="Source_20_Text"><text:span text:style-name="T153">Example:</text:span></text:span></text:p>
      <text:p text:style-name="P100"><text:span text:style-name="Source_20_Text"><text:span text:style-name="T7">&lt;?php</text:span></text:span></text:p>
      <text:p text:style-name="P99"><text:span text:style-name="Source_20_Text"><text:span text:style-name="T7">$search_array = array('first' =&gt; </text:span></text:span><text:span text:style-name="Source_20_Text"><text:span text:style-name="T168">null</text:span></text:span><text:span text:style-name="Source_20_Text"><text:span text:style-name="T7">, 'second' =&gt; 4);</text:span></text:span></text:p>
      <text:p text:style-name="P99"><text:span text:style-name="Source_20_Text"><text:span text:style-name="T7">isset($search_array['first']);<text:tab/><text:tab/><text:tab/></text:span></text:span><text:span text:style-name="Source_20_Text"><text:span text:style-name="T216">// </text:span></text:span><text:span text:style-name="Source_20_Text"><text:span text:style-name="T217">false</text:span></text:span></text:p>
      <text:p text:style-name="P100"><text:span text:style-name="Source_20_Text"><text:span text:style-name="T7">array_key_exists('first', $search_array);<text:tab/><text:tab/></text:span></text:span><text:span text:style-name="Source_20_Text"><text:span text:style-name="T217">// true</text:span></text:span></text:p>
      <text:p text:style-name="P98"><text:span text:style-name="Source_20_Text"><text:span text:style-name="T7">?&gt;</text:span></text:span></text:p>
      <text:p text:style-name="P119"><text:span text:style-name="T236">Note: </text:span><text:span text:style-name="Source_20_Text"><text:span text:style-name="T14">isset()</text:span></text:span><text:span text:style-name="T235"> does not return </text:span><text:span text:style-name="Strong_20_Emphasis"><text:span text:style-name="Source_20_Text"><text:span text:style-name="T14">true</text:span></text:span></text:span><text:span text:style-name="T235"> for array keys that correspond to a </text:span><text:span text:style-name="Strong_20_Emphasis"><text:span text:style-name="Source_20_Text"><text:span text:style-name="T14">null</text:span></text:span></text:span><text:span text:style-name="T235"> value, while  </text:span><text:span text:style-name="Source_20_Text"><text:span text:style-name="T14">array_key_exists()</text:span></text:span><text:span text:style-name="T14"> </text:span><text:span text:style-name="T235"> does.</text:span></text:p>
      <text:p text:style-name="P24"/>
      <text:p text:style-name="P149"><text:span text:style-name="Strong_20_Emphasis"><text:span text:style-name="T235">Note</text:span></text:span><text:span text:style-name="T235">: For backward compatibility reasons, </text:span><text:span text:style-name="Strong_20_Emphasis"><text:span text:style-name="T15">array_key_exists()</text:span></text:span><text:span text:style-name="T235"> will also return </text:span><text:span text:style-name="Source_20_Text"><text:span text:style-name="T15">tr</text:span></text:span><text:span text:style-name="Strong_20_Emphasis"><text:span text:style-name="Source_20_Text"><text:span text:style-name="T15">ue</text:span></text:span></text:span><text:span text:style-name="T235"> if </text:span><text:span text:style-name="Source_20_Text"><text:span text:style-name="T235">key</text:span></text:span><text:span text:style-name="T235"> is a property defined within an object given as </text:span><text:span text:style-name="Source_20_Text"><text:span text:style-name="T15">array</text:span></text:span><text:span text:style-name="T235">. This behaviour is deprecated as of PHP 7.4.0, and removed as of PHP 8.0.0.</text:span></text:p>
      <text:p text:style-name="P148"><text:span text:style-name="T237">To check whether a property exists in an object, </text:span><text:span text:style-name="T22">property_exists()</text:span><text:span text:style-name="T237"> should be used.</text:span></text:p>
      <text:p text:style-name="P24"/>
      <text:p text:style-name="P105"><text:span text:style-name="Strong_20_Emphasis"/></text:p>
      <text:p text:style-name="P105"><text:span text:style-name="Strong_20_Emphasis"/></text:p>
      <text:p text:style-name="P105"><text:span text:style-name="Strong_20_Emphasis">array_search() </text:span>— Searches the array for a given value and returns the first corresponding key if successful</text:p>
      <text:p text:style-name="P101"><text:span text:style-name="Strong_20_Emphasis"><text:span text:style-name="T132">array_search</text:span></text:span><text:span text:style-name="T119">(</text:span><text:span text:style-name="Source_20_Text"><text:span text:style-name="T129">mixed</text:span></text:span><text:span text:style-name="T122"> </text:span><text:span text:style-name="Source_20_Text"><text:span text:style-name="T129">$needle</text:span></text:span><text:span text:style-name="T119">, </text:span><text:span text:style-name="T141">array</text:span><text:span text:style-name="T119"> </text:span><text:span text:style-name="Source_20_Text"><text:span text:style-name="T129">$haystack</text:span></text:span><text:span text:style-name="T119">, </text:span><text:span text:style-name="T141">bool</text:span><text:span text:style-name="T119"> </text:span><text:span text:style-name="Source_20_Text"><text:span text:style-name="T129">$strict</text:span></text:span><text:span text:style-name="T192"> = </text:span><text:span text:style-name="T193">false</text:span><text:span text:style-name="T119">): </text:span><text:span text:style-name="T141">int|string|false</text:span></text:p>
      <text:p text:style-name="P24"><text:span text:style-name="T228">If the third parameter </text:span><text:span text:style-name="Strong_20_Emphasis"><text:span text:style-name="T16">strict</text:span></text:span><text:span text:style-name="T228"> is set to </text:span><text:span text:style-name="Strong_20_Emphasis"><text:span text:style-name="T16">true</text:span></text:span><text:span text:style-name="T228"> then the </text:span><text:span text:style-name="Strong_20_Emphasis"><text:span text:style-name="T16">array_search()</text:span></text:span><text:span text:style-name="T228"> function will search for </text:span><text:span text:style-name="Strong_20_Emphasis"><text:span text:style-name="T16">identical </text:span></text:span><text:span text:style-name="T228">elements in the </text:span><text:span text:style-name="Strong_20_Emphasis"><text:span text:style-name="T16">haystack</text:span></text:span><text:span text:style-name="T228">.</text:span></text:p>
      <text:p text:style-name="P87"><text:span text:style-name="Strong_20_Emphasis"><text:span text:style-name="T71">Warning </text:span></text:span><text:span text:style-name="Strong_20_Emphasis"><text:span text:style-name="T69"><text:s/></text:span></text:span><text:span text:style-name="T69">This function may return Boolean </text:span><text:span text:style-name="Strong_20_Emphasis"><text:span text:style-name="T47">false</text:span></text:span><text:span text:style-name="T69">, but may also return a non-Boolean value which evaluates to </text:span><text:span text:style-name="Strong_20_Emphasis"><text:span text:style-name="Source_20_Text"><text:span text:style-name="T69">false</text:span></text:span></text:span><text:span text:style-name="T69">. <text:s/>Use </text:span><text:a xlink:type="simple" xlink:href="https://www.php.net/manual/en/language.operators.comparison.php" text:style-name="Internet_20_link" text:visited-style-name="Visited_20_Internet_20_Link"><text:span text:style-name="Strong_20_Emphasis"><text:span text:style-name="T47">the === operator</text:span></text:span></text:a><text:span text:style-name="T69"> for testing the return value of this function.</text:span></text:p>
      <text:p text:style-name="P24"/>
      <text:p text:style-name="P111"><text:span text:style-name="Source_20_Text"><text:span text:style-name="T153">Example:</text:span></text:span></text:p>
      <text:p text:style-name="P24"><text:span text:style-name="Source_20_Text"><text:span text:style-name="T7">&lt;?php<text:line-break/>$array = array(0 =&gt; 'blue', 1 =&gt; 'red', 2 =&gt; 'green', 3 =&gt; 'red');<text:line-break/><text:line-break/>$key = array_search('green', $array); <text:tab/></text:span></text:span><text:span text:style-name="Source_20_Text"><text:span text:style-name="T224">// $key = 2;</text:span></text:span><text:span text:style-name="Source_20_Text"><text:span text:style-name="T7"><text:line-break/>$key = array_search('red', $array);   <text:tab/></text:span></text:span><text:span text:style-name="Source_20_Text"><text:span text:style-name="T224">// $key = 1;</text:span></text:span><text:span text:style-name="Source_20_Text"><text:span text:style-name="T7"><text:line-break/>?&gt;</text:span></text:span></text:p>
      <text:p text:style-name="P24"><text:span text:style-name="Source_20_Text"><text:span text:style-name="T39"/></text:span></text:p>
      <text:p text:style-name="P64"><text:soft-page-break/><text:span text:style-name="T71">array_combine</text:span><text:span text:style-name="T72">()</text:span><text:span text:style-name="T71"> </text:span><text:span text:style-name="T69">—  </text:span><text:span text:style-name="T74">Creates an array</text:span><text:span text:style-name="T76"> </text:span><text:span text:style-name="T74">by using the values from the</text:span><text:span text:style-name="Strong_20_Emphasis"><text:span text:style-name="T47"> keys</text:span></text:span><text:span text:style-name="T76"> </text:span><text:span text:style-name="T74">array as keys and the values from the </text:span><text:span text:style-name="Strong_20_Emphasis"><text:span text:style-name="T47">values</text:span></text:span><text:span text:style-name="T76"> </text:span><text:span text:style-name="T74">array as the corresponding values.</text:span></text:p>
      <text:p text:style-name="P24"><text:span text:style-name="Strong_20_Emphasis"><text:span text:style-name="T135">array_combine</text:span></text:span><text:span text:style-name="T119">(</text:span><text:span text:style-name="T141">array</text:span><text:span text:style-name="T119"> </text:span><text:span text:style-name="Source_20_Text"><text:span text:style-name="T129">$keys</text:span></text:span><text:span text:style-name="T119">, </text:span><text:span text:style-name="T141">array</text:span><text:span text:style-name="T119"> </text:span><text:span text:style-name="Source_20_Text"><text:span text:style-name="T129">$values</text:span></text:span><text:span text:style-name="T119">): </text:span><text:span text:style-name="T141">array</text:span></text:p>
      <text:p text:style-name="P107"><text:span text:style-name="T2">keys </text:span>- Array of keys to be used. Illegal values for key will be converted to string.</text:p>
      <text:p text:style-name="P106"><text:span text:style-name="T24">v</text:span><text:span text:style-name="T2">alues </text:span>- Array of values to be used</text:p>
      <text:p text:style-name="P24"/>
      <text:p text:style-name="P88"><text:span text:style-name="T56">Note: </text:span><text:span text:style-name="T55">If the number of elements in keys and values does not match, it will return <text:s/>false and throws an  </text:span><text:span text:style-name="Strong_20_Emphasis"><text:span text:style-name="Source_20_Text"><text:span text:style-name="T55">E_WARNING. From PHP 8.0.0. this was raised to a fatal-error</text:span></text:span></text:span></text:p>
      <text:p text:style-name="P112"><text:span text:style-name="Source_20_Text"><text:span text:style-name="T153"/></text:span></text:p>
      <text:p text:style-name="P112"><text:span text:style-name="Source_20_Text"><text:span text:style-name="T153">Example:</text:span></text:span></text:p>
      <text:p text:style-name="P89"><text:span text:style-name="Source_20_Text"><text:span text:style-name="T39">&lt;?php </text:span></text:span></text:p>
      <text:p text:style-name="P89"><text:span text:style-name="Source_20_Text"><text:span text:style-name="T39">$key = ['zero', 'one', 'two', 'three'];</text:span></text:span></text:p>
      <text:p text:style-name="P120"><text:span text:style-name="Source_20_Text"><text:span text:style-name="T41">$values = [0, '1', 2, '3'];</text:span></text:span></text:p>
      <text:p text:style-name="P121"><text:span text:style-name="Source_20_Text"><text:span text:style-name="T39"/></text:span></text:p>
      <text:p text:style-name="P120"><text:span text:style-name="Source_20_Text"><text:span text:style-name="T41">$arr = array_combine($key, $values);</text:span></text:span></text:p>
      <text:p text:style-name="P121"><text:span text:style-name="Source_20_Text"><text:span text:style-name="T39"/></text:span></text:p>
      <text:p text:style-name="P120"><text:span text:style-name="Source_20_Text"><text:span text:style-name="T41">var_export($arr);</text:span></text:span></text:p>
      <text:p text:style-name="P102"><text:span text:style-name="Source_20_Text"><text:span text:style-name="T7">?&gt;</text:span></text:span></text:p>
      <text:p text:style-name="P102"><text:span text:style-name="Source_20_Text"><text:span text:style-name="T7"/></text:span></text:p>
      <text:p text:style-name="P118"><text:span text:style-name="Source_20_Text"><text:span text:style-name="T172">array ( 'zero' =&gt; 0, 'one' =&gt; '1', 'two' =&gt; 2, 'three' =&gt; '3', )</text:span></text:span></text:p>
      <text:p text:style-name="P24"/>
      <text:p text:style-name="P24"/>
      <text:p text:style-name="P141"><text:span text:style-name="Strong_20_Emphasis"><text:span text:style-name="T75">array_intersect() </text:span></text:span><text:span text:style-name="Strong_20_Emphasis"><text:span text:style-name="T77"> — </text:span></text:span><text:span text:style-name="T74"> returns an array containing all the values of </text:span><text:span text:style-name="Source_20_Text"><text:span text:style-name="T50">array</text:span></text:span><text:span text:style-name="T74"> that are present in all the arguments. Note that keys are preserved.</text:span></text:p>
      <text:p text:style-name="P141"><text:span text:style-name="Strong_20_Emphasis"><text:span text:style-name="T33">array_intersect</text:span></text:span><text:span text:style-name="T27">(</text:span><text:span text:style-name="T37">array</text:span><text:span text:style-name="T27"> </text:span><text:span text:style-name="Source_20_Text"><text:span text:style-name="T32">$array</text:span></text:span><text:span text:style-name="T27">, </text:span><text:span text:style-name="T37">array</text:span><text:span text:style-name="T27"> </text:span><text:span text:style-name="Source_20_Text"><text:span text:style-name="T32">...$arrays</text:span></text:span><text:span text:style-name="T27">): </text:span><text:span text:style-name="T37">array</text:span></text:p>
      <text:p text:style-name="P113"><text:span text:style-name="Source_20_Text"><text:span text:style-name="T153">Example:</text:span></text:span></text:p>
      <text:p text:style-name="P143"><text:span text:style-name="Source_20_Text"><text:span text:style-name="T39">&lt;?php</text:span></text:span></text:p>
      <text:p text:style-name="P143"><text:span text:style-name="Source_20_Text"><text:span text:style-name="T39">$array1 = array("a" =&gt; "green", "red", "blue", </text:span></text:span><text:span text:style-name="Source_20_Text"><text:span text:style-name="T116">1</text:span></text:span><text:span text:style-name="Source_20_Text"><text:span text:style-name="T39">);</text:span></text:span></text:p>
      <text:p text:style-name="P144"><text:span text:style-name="Source_20_Text"><text:span text:style-name="T39">$array2 = array("b" =&gt; "green", "yellow", "red", </text:span></text:span><text:span text:style-name="Source_20_Text"><text:span text:style-name="T94">"</text:span></text:span><text:span text:style-name="Source_20_Text"><text:span text:style-name="T95">1</text:span></text:span><text:span text:style-name="Source_20_Text"><text:span text:style-name="T94">"</text:span></text:span><text:span text:style-name="Source_20_Text"><text:span text:style-name="T39">);</text:span></text:span></text:p>
      <text:p text:style-name="P143"><text:span text:style-name="Source_20_Text"><text:span text:style-name="T39">$result = array_intersect($array1, $array2);</text:span></text:span></text:p>
      <text:p text:style-name="P143"><text:span text:style-name="Source_20_Text"><text:span text:style-name="T39"><text:line-break/>print_r($result);</text:span></text:span></text:p>
      <text:p text:style-name="P142"><text:span text:style-name="Source_20_Text"><text:span text:style-name="T39">?&gt;</text:span></text:span></text:p>
      <text:p text:style-name="P83"><text:span text:style-name="Source_20_Text"><text:span text:style-name="T101">Array ( [a] =&gt; green <text:s/>[0] =&gt; red [2] =&gt; 1 )</text:span></text:span></text:p>
      <text:p text:style-name="P146"><text:span text:style-name="Source_20_Text"><text:span text:style-name="Strong_20_Emphasis"><text:span text:style-name="T73">Note</text:span></text:span></text:span><text:span text:style-name="Source_20_Text"><text:span text:style-name="T86">: </text:span></text:span><text:span text:style-name="Source_20_Text"><text:span text:style-name="T85">Two elements are considered equal if and only if</text:span></text:span><text:span text:style-name="Source_20_Text"><text:span text:style-name="T49"> (string) $elem1 === (string) $elem2</text:span></text:span><text:span text:style-name="Source_20_Text"><text:span text:style-name="T85">. </text:span></text:span></text:p>
      <text:p text:style-name="P145"><text:span text:style-name="Source_20_Text"><text:span text:style-name="T85">In words: when the string representation is the same.</text:span></text:span></text:p>
      <text:p text:style-name="P127"><text:soft-page-break/><text:span text:style-name="Strong_20_Emphasis"><text:span text:style-name="T157">array_count_values()  — </text:span></text:span><text:span text:style-name="T158"> returns an array using the values of </text:span><text:span text:style-name="Source_20_Text"><text:span text:style-name="T6">array</text:span></text:span><text:span text:style-name="T158"> as keys and their frequency in </text:span><text:span text:style-name="Source_20_Text"><text:span text:style-name="T6">array</text:span></text:span><text:span text:style-name="T158"> as values.</text:span></text:p>
      <text:p text:style-name="P127"><text:span text:style-name="Strong_20_Emphasis"><text:span text:style-name="T136">array_count_values</text:span></text:span><text:span text:style-name="T123">(</text:span><text:span text:style-name="T144">array</text:span><text:span text:style-name="T123"> </text:span><text:span text:style-name="Source_20_Text"><text:span text:style-name="T137">$array</text:span></text:span><text:span text:style-name="T123">): </text:span><text:span text:style-name="T144">array</text:span></text:p>
      <text:p text:style-name="P114"><text:span text:style-name="Source_20_Text"><text:span text:style-name="T154">Example:</text:span></text:span></text:p>
      <text:p text:style-name="P135"><text:span text:style-name="Source_20_Text"><text:span text:style-name="T3">&lt;?php<text:line-break/>$array = array(1, "hello", 1, "world", "hello");<text:line-break/>print_r(array_count_values($array));<text:line-break/>?&gt;</text:span></text:span></text:p>
      <text:p text:style-name="P134"><text:span text:style-name="Source_20_Text"><text:span text:style-name="T170">Array ([1] =&gt; 2 [hello] =&gt; 2 [world] =&gt; 1 )</text:span></text:span></text:p>
      <text:p text:style-name="P147"><text:span text:style-name="Source_20_Text"><text:span text:style-name="T84">Note:</text:span></text:span><text:span text:style-name="Source_20_Text"><text:span text:style-name="T82"> Throws </text:span></text:span><text:span text:style-name="Strong_20_Emphasis"><text:span text:style-name="Source_20_Text"><text:span text:style-name="T83">E_WARNING</text:span></text:span></text:span><text:span text:style-name="Source_20_Text"><text:span text:style-name="T82"> for every element which is not string or int.</text:span></text:span><text:span text:style-name="Source_20_Text"><text:span text:style-name="T70"> Includin nested array or flotes.</text:span></text:span></text:p>
      <text:h text:style-name="P79" text:outline-level="1"><text:span text:style-name="T80"/></text:h>
      <text:h text:style-name="P79" text:outline-level="1"><text:span text:style-name="T80">array_unique</text:span><text:span text:style-name="T81">()</text:span><text:span text:style-name="T79"> - </text:span><text:span text:style-name="T78">Takes an input </text:span><text:span text:style-name="Source_20_Text"><text:span text:style-name="T78">array</text:span></text:span><text:span text:style-name="T78"> and returns a new array without duplicate values.</text:span></text:h>
      <text:p text:style-name="P128"><text:span text:style-name="Strong_20_Emphasis"><text:span text:style-name="T136">array_unique</text:span></text:span><text:span text:style-name="T123">(</text:span><text:span text:style-name="T144">array</text:span><text:span text:style-name="T123"> </text:span><text:span text:style-name="Source_20_Text"><text:span text:style-name="T137">$array</text:span></text:span><text:span text:style-name="T123">, </text:span><text:span text:style-name="T144">int</text:span><text:span text:style-name="T123"> </text:span><text:span text:style-name="Source_20_Text"><text:span text:style-name="T137">$flags</text:span></text:span><text:span text:style-name="T194"> = </text:span><text:span text:style-name="Source_20_Text"><text:span text:style-name="T195">SORT_STRING</text:span></text:span><text:span text:style-name="T123">): </text:span><text:span text:style-name="T144">array</text:span></text:p>
      <text:p text:style-name="P115"><text:span text:style-name="Source_20_Text"><text:span text:style-name="T154">Example:</text:span></text:span></text:p>
      <text:p text:style-name="P130"><text:span text:style-name="Source_20_Text"><text:span text:style-name="T18">&lt;?php </text:span></text:span></text:p>
      <text:p text:style-name="P130"><text:span text:style-name="Source_20_Text"><text:span text:style-name="T18">$input = array("a" =&gt; "green", "red", "b" =&gt; "green", "blue", "red", 8=&gt;</text:span></text:span><text:span text:style-name="Source_20_Text"><text:span text:style-name="T20">[2]</text:span></text:span><text:span text:style-name="Source_20_Text"><text:span text:style-name="T18">, 6=&gt;</text:span></text:span><text:span text:style-name="Source_20_Text"><text:span text:style-name="T19">[1]</text:span></text:span><text:span text:style-name="Source_20_Text"><text:span text:style-name="T18">);</text:span></text:span></text:p>
      <text:p text:style-name="P130"><text:span text:style-name="Source_20_Text"><text:span text:style-name="T18">$result = array_unique($input);</text:span></text:span></text:p>
      <text:p text:style-name="P130"><text:span text:style-name="Source_20_Text"><text:span text:style-name="T18">print_r($result);</text:span></text:span></text:p>
      <text:p text:style-name="P130"><text:span text:style-name="Source_20_Text"><text:span text:style-name="T18">?&gt;</text:span></text:span></text:p>
      <text:p text:style-name="P129"><text:span text:style-name="Source_20_Text"><text:span text:style-name="T186">Array ( [a] =&gt; green [0] =&gt; red [1] =&gt; blue [8] =&gt; 1 )</text:span></text:span></text:p>
      <text:p text:style-name="P130"><text:span text:style-name="Source_20_Text"><text:span text:style-name="T5"/></text:span></text:p>
      <text:p text:style-name="P133"><text:span text:style-name="Source_20_Text"><text:span text:style-name="T202">Note: </text:span></text:span><text:span text:style-name="Source_20_Text"><text:span text:style-name="T203">Two elements are considered equal if and only if </text:span></text:span><text:span text:style-name="Source_20_Text"><text:span text:style-name="T17">(string) $elem1 === (string) $elem2</text:span></text:span><text:span text:style-name="Source_20_Text"><text:span text:style-name="T203"> . </text:span></text:span><text:span text:style-name="Source_20_Text"><text:span text:style-name="T204">W</text:span></text:span><text:span text:style-name="Source_20_Text"><text:span text:style-name="T203">hen SORT_STRING </text:span></text:span></text:p>
      <text:p text:style-name="P130"><text:span text:style-name="Source_20_Text"><text:span text:style-name="T191"/></text:span></text:p>
      <text:p text:style-name="P130"><text:span text:style-name="Source_20_Text"><text:span text:style-name="Strong_20_Emphasis"><text:span text:style-name="T198">SORT_REGULAR</text:span></text:span></text:span><text:span text:style-name="Source_20_Text"><text:span text:style-name="T200">  <text:tab/><text:tab/>compare items normally (don't change types, </text:span></text:span><text:span text:style-name="Source_20_Text"><text:span text:style-name="T201">(array and objects accepted)</text:span></text:span><text:span text:style-name="Source_20_Text"><text:span text:style-name="T200">)</text:span></text:span></text:p>
      <text:list xml:id="list1189297033" text:style-name="L7">
        <text:list-header>
          <text:p text:style-name="P123"><text:span text:style-name="Strong_20_Emphasis"><text:span text:style-name="Source_20_Text"><text:span text:style-name="T91">SORT_NUMERIC</text:span></text:span></text:span><text:span text:style-name="T92">  <text:tab/><text:tab/>compare items numerically </text:span><text:span text:style-name="T93">(nested array = 1)</text:span></text:p>
          <text:p text:style-name="P123"><text:span text:style-name="Strong_20_Emphasis"><text:span text:style-name="Source_20_Text"><text:span text:style-name="T91">SORT_STRING</text:span></text:span></text:span><text:span text:style-name="T92">  <text:tab/><text:tab/>compare items as strings</text:span></text:p>
          <text:p text:style-name="P124"><text:span text:style-name="Strong_20_Emphasis"><text:span text:style-name="Source_20_Text"><text:span text:style-name="T91">SORT_LOCALE_STRING</text:span></text:span></text:span><text:span text:style-name="T92">  <text:tab/>compare items as strings, based on the current locale.</text:span></text:p>
        </text:list-header>
      </text:list>
      <text:p text:style-name="P125"><text:span text:style-name="T92"/></text:p>
      <text:p text:style-name="P116"><text:span text:style-name="Source_20_Text"><text:span text:style-name="T153">Example:</text:span></text:span></text:p>
      <text:p text:style-name="P132"><text:span text:style-name="Source_20_Text"><text:span text:style-name="T18">&lt;?php </text:span></text:span></text:p>
      <text:p text:style-name="P132"><text:span text:style-name="Source_20_Text"><text:span text:style-name="T18">$input = array("a" =&gt; "green", "red", "b" =&gt; "green", "blue", "red", 6=&gt;new stdClass());</text:span></text:span></text:p>
      <text:p text:style-name="P132"><text:span text:style-name="Source_20_Text"><text:span text:style-name="T18">$result = array_unique($input, SORT_REGULAR);</text:span></text:span></text:p>
      <text:p text:style-name="P132"><text:span text:style-name="Source_20_Text"><text:span text:style-name="T18">print_r($result);</text:span></text:span></text:p>
      <text:p text:style-name="P132"><text:span text:style-name="Source_20_Text"><text:span text:style-name="T18">?&gt;</text:span></text:span></text:p>
      <text:p text:style-name="P131"><text:span text:style-name="Source_20_Text"><text:span text:style-name="T186">Array ( [a] =&gt; green [0] =&gt; red [1] =&gt; blue [6] =&gt; stdClass Object ( ) )</text:span></text:span></text:p>
      <text:p text:style-name="P131"><text:span text:style-name="Source_20_Text"><text:span text:style-name="T186"/></text:span></text:p>
      <text:p text:style-name="P131"><text:span text:style-name="Source_20_Text"><text:span text:style-name="T18">&lt;?php </text:span></text:span></text:p>
      <text:p text:style-name="P131"><text:span text:style-name="Source_20_Text"><text:span text:style-name="T18">$input = array("a" =&gt; "green", "red", "b" =&gt; "green", "blue", "red", 8=&gt;1, 6=&gt;['7']);</text:span></text:span></text:p>
      <text:p text:style-name="P131"><text:span text:style-name="Source_20_Text"><text:span text:style-name="T18">$result = array_unique($input, SORT_NUMERIC);</text:span></text:span></text:p>
      <text:p text:style-name="P131"><text:span text:style-name="Source_20_Text"><text:span text:style-name="T18">print_r($result);</text:span></text:span></text:p>
      <text:p text:style-name="P131"><text:span text:style-name="Source_20_Text"><text:span text:style-name="T18">?&gt;</text:span></text:span></text:p>
      <text:p text:style-name="P130"><text:span text:style-name="Source_20_Text"><text:span text:style-name="T186">Array ( [a] =&gt; green [8] =&gt; 1 )</text:span></text:span></text:p>
      <text:p text:style-name="P130"><text:soft-page-break/><text:span text:style-name="Source_20_Text"><text:span text:style-name="T5"/></text:span></text:p>
      <text:h text:style-name="P78" text:outline-level="1">count</text:h>
      <text:p text:style-name="P136"/>
      <text:p text:style-name="P136">array_column</text:p>
      <text:p text:style-name="P128"/>
      <text:p text:style-name="P128"><text:span text:style-name="T211">Simple way to find number of items with specific values in multidimensional array:</text:span><text:line-break/><text:line-break/><text:span text:style-name="T128">&lt;?php<text:line-break/><text:line-break/>$list </text:span><text:span text:style-name="T140">= [<text:line-break/>  [</text:span><text:span text:style-name="T238">'id' </text:span><text:span text:style-name="T140">=&gt; </text:span><text:span text:style-name="T128">1</text:span><text:span text:style-name="T140">, </text:span><text:span text:style-name="T238">'userId' </text:span><text:span text:style-name="T140">=&gt; </text:span><text:span text:style-name="T128">5</text:span><text:span text:style-name="T140">],<text:line-break/>  [</text:span><text:span text:style-name="T238">'id' </text:span><text:span text:style-name="T140">=&gt; </text:span><text:span text:style-name="T128">2</text:span><text:span text:style-name="T140">, </text:span><text:span text:style-name="T238">'userId' </text:span><text:span text:style-name="T140">=&gt; </text:span><text:span text:style-name="T128">5</text:span><text:span text:style-name="T140">],<text:line-break/>  [</text:span><text:span text:style-name="T238">'id' </text:span><text:span text:style-name="T140">=&gt; </text:span><text:span text:style-name="T128">3</text:span><text:span text:style-name="T140">, </text:span><text:span text:style-name="T238">'userId' </text:span><text:span text:style-name="T140">=&gt; </text:span><text:span text:style-name="T128">6</text:span><text:span text:style-name="T140">],<text:line-break/>];<text:line-break/></text:span><text:span text:style-name="T128">$userId </text:span><text:span text:style-name="T140">= </text:span><text:span text:style-name="T128">5</text:span><text:span text:style-name="T140">;<text:line-break/><text:line-break/>echo </text:span><text:span text:style-name="T128">array_count_values</text:span><text:span text:style-name="T140">(</text:span><text:span text:style-name="T128">array_column</text:span><text:span text:style-name="T140">(</text:span><text:span text:style-name="T128">$list</text:span><text:span text:style-name="T140">, </text:span><text:span text:style-name="T238">'userId'</text:span><text:span text:style-name="T140">))[</text:span><text:span text:style-name="T128">$userId</text:span><text:span text:style-name="T140">]; </text:span><text:span text:style-name="T239">// outputs: 2<text:line-break/></text:span><text:span text:style-name="T128">?&gt;</text:span></text:p>
      <text:h text:style-name="P77" text:outline-level="1"><text:span text:style-name="T12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ira Code" svg:font-family="'Fira Code', Consolas, 'Courier New', monospac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  <style:font-face style:name="Ubuntu" svg:font-family="Ubuntu, Arial, sans"/>
    <style:font-face style:name="Verdana" svg:font-family="Verdana, sans-serif"/>
    <style:font-face style:name="apple-system" svg:font-family="apple-system, BlinkMacSystemFont, 'Segoe UI', 'Liberation Sans', sans-serif"/>
    <style:font-face style:name="inherit" svg:font-family="inherit"/>
    <style:font-face style:name="rem" svg:font-family="rem, 'Fira Mono', 'Source Code Pro', monospac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1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hptagcolor" style:family="text" style:parent-style-name="Default_20_Paragraph_20_Font"/>
    <style:style style:name="phpkeywordcolor" style:family="text" style:parent-style-name="Default_20_Paragraph_20_Font"/>
    <style:style style:name="phpstringcolor" style:family="text" style:parent-style-name="Default_20_Paragraph_20_Font"/>
    <style:style style:name="phpnumbercolor" style:family="text" style:parent-style-name="Default_20_Paragraph_20_Fon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0-01T18:45:24.730220281</dc:date>
    <meta:editing-duration>P1DT1H46M15S</meta:editing-duration>
    <meta:editing-cycles>156</meta:editing-cycles>
    <meta:generator>LibreOffice/7.2.1.2$Linux_X86_64 LibreOffice_project/20$Build-2</meta:generator>
    <meta:document-statistic meta:table-count="0" meta:image-count="0" meta:object-count="0" meta:page-count="10" meta:paragraph-count="221" meta:word-count="1966" meta:character-count="11789" meta:non-whitespace-character-count="9748"/>
  </office:meta>
</office:document-meta>
</file>